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f5f56" officeooo:paragraph-rsid="001f5f56"/>
    </style:style>
    <style:style style:name="P2" style:family="paragraph" style:parent-style-name="Standard">
      <style:text-properties officeooo:rsid="001f5f56" officeooo:paragraph-rsid="002614e1"/>
    </style:style>
    <style:style style:name="P3" style:family="paragraph" style:parent-style-name="Standard">
      <style:text-properties fo:font-weight="bold" officeooo:rsid="001f5f56" officeooo:paragraph-rsid="001f5f56" style:font-weight-asian="bold" style:font-weight-complex="bold"/>
    </style:style>
    <style:style style:name="P4" style:family="paragraph" style:parent-style-name="Standard">
      <style:text-properties fo:font-weight="bold" officeooo:rsid="00223468" officeooo:paragraph-rsid="0027039d" style:font-weight-asian="bold" style:font-weight-complex="bold"/>
    </style:style>
    <style:style style:name="P5" style:family="paragraph" style:parent-style-name="Standard">
      <style:text-properties fo:font-weight="bold" officeooo:rsid="0023ad9b" officeooo:paragraph-rsid="0023ad9b" style:font-weight-asian="bold" style:font-weight-complex="bold"/>
    </style:style>
    <style:style style:name="P6" style:family="paragraph" style:parent-style-name="Standard">
      <style:text-properties fo:font-weight="bold" officeooo:rsid="00259ead" officeooo:paragraph-rsid="00259ead" style:font-weight-asian="bold" style:font-weight-complex="bold"/>
    </style:style>
    <style:style style:name="P7" style:family="paragraph" style:parent-style-name="Standard">
      <style:text-properties fo:font-weight="bold" officeooo:rsid="002614e1" officeooo:paragraph-rsid="002614e1" style:font-weight-asian="bold" style:font-weight-complex="bold"/>
    </style:style>
    <style:style style:name="P8" style:family="paragraph" style:parent-style-name="Standard">
      <style:text-properties fo:font-weight="bold" officeooo:rsid="0027039d" officeooo:paragraph-rsid="0027039d" style:font-weight-asian="bold" style:font-weight-complex="bold"/>
    </style:style>
    <style:style style:name="P9" style:family="paragraph" style:parent-style-name="Standard">
      <style:text-properties fo:font-weight="bold" officeooo:rsid="002731c7" officeooo:paragraph-rsid="002731c7" style:font-weight-asian="bold" style:font-weight-complex="bold"/>
    </style:style>
    <style:style style:name="P10" style:family="paragraph" style:parent-style-name="Standard">
      <style:text-properties fo:font-weight="bold" officeooo:rsid="002af83f" officeooo:paragraph-rsid="002af83f" style:font-weight-asian="bold" style:font-weight-complex="bold"/>
    </style:style>
    <style:style style:name="P11" style:family="paragraph" style:parent-style-name="Standard">
      <style:text-properties fo:font-weight="bold" officeooo:rsid="002e9ebf" officeooo:paragraph-rsid="002e9ebf" style:font-weight-asian="bold" style:font-weight-complex="bold"/>
    </style:style>
    <style:style style:name="P12" style:family="paragraph" style:parent-style-name="Standard">
      <style:text-properties fo:font-weight="normal" officeooo:rsid="00223468" officeooo:paragraph-rsid="00223468" style:font-weight-asian="normal" style:font-weight-complex="normal"/>
    </style:style>
    <style:style style:name="P13" style:family="paragraph" style:parent-style-name="Standard">
      <style:text-properties fo:font-weight="normal" officeooo:rsid="00223468" officeooo:paragraph-rsid="0027039d" style:font-weight-asian="normal" style:font-weight-complex="normal"/>
    </style:style>
    <style:style style:name="P14" style:family="paragraph" style:parent-style-name="Standard">
      <style:text-properties fo:font-weight="normal" officeooo:rsid="00259ead" officeooo:paragraph-rsid="00259ead" style:font-weight-asian="normal" style:font-weight-complex="normal"/>
    </style:style>
    <style:style style:name="P15" style:family="paragraph" style:parent-style-name="Standard">
      <style:text-properties fo:font-weight="normal" officeooo:rsid="002614e1" officeooo:paragraph-rsid="002614e1" style:font-weight-asian="normal" style:font-weight-complex="normal"/>
    </style:style>
    <style:style style:name="P16" style:family="paragraph" style:parent-style-name="Standard">
      <style:text-properties fo:font-weight="normal" officeooo:rsid="001f5f56" officeooo:paragraph-rsid="001f5f56" style:font-weight-asian="normal" style:font-weight-complex="normal"/>
    </style:style>
    <style:style style:name="P17" style:family="paragraph" style:parent-style-name="Standard">
      <style:text-properties fo:font-weight="normal" officeooo:rsid="0027039d" officeooo:paragraph-rsid="0027039d" style:font-weight-asian="normal" style:font-weight-complex="normal"/>
    </style:style>
    <style:style style:name="P18" style:family="paragraph" style:parent-style-name="Standard">
      <style:text-properties fo:font-weight="normal" officeooo:rsid="00295269" officeooo:paragraph-rsid="00295269" style:font-weight-asian="normal" style:font-weight-complex="normal"/>
    </style:style>
    <style:style style:name="P19" style:family="paragraph" style:parent-style-name="Standard">
      <style:text-properties fo:font-weight="normal" officeooo:rsid="002af83f" officeooo:paragraph-rsid="002af83f" style:font-weight-asian="normal" style:font-weight-complex="normal"/>
    </style:style>
    <style:style style:name="P20" style:family="paragraph" style:parent-style-name="Standard">
      <style:text-properties fo:font-weight="normal" officeooo:rsid="002c12d1" officeooo:paragraph-rsid="002c12d1" style:font-weight-asian="normal" style:font-weight-complex="normal"/>
    </style:style>
    <style:style style:name="P21" style:family="paragraph" style:parent-style-name="Standard">
      <style:text-properties officeooo:rsid="002731c7" officeooo:paragraph-rsid="002731c7"/>
    </style:style>
    <style:style style:name="P22" style:family="paragraph" style:parent-style-name="Standard">
      <style:text-properties officeooo:rsid="002731c7" officeooo:paragraph-rsid="002731c7"/>
    </style:style>
    <style:style style:name="P23" style:family="paragraph" style:parent-style-name="Standard">
      <style:text-properties officeooo:rsid="002731c7" officeooo:paragraph-rsid="00306298"/>
    </style:style>
    <style:style style:name="P24" style:family="paragraph" style:parent-style-name="Standard">
      <style:text-properties fo:font-weight="normal" officeooo:rsid="001f5f56" officeooo:paragraph-rsid="00223468" style:font-weight-asian="normal" style:font-weight-complex="normal"/>
    </style:style>
    <style:style style:name="P25" style:family="paragraph" style:parent-style-name="Standard">
      <style:text-properties fo:font-weight="normal" officeooo:rsid="001f5f56" officeooo:paragraph-rsid="003249f0" style:font-weight-asian="normal" style:font-weight-complex="normal"/>
    </style:style>
    <style:style style:name="P26" style:family="paragraph" style:parent-style-name="Standard">
      <style:text-properties fo:font-weight="normal" officeooo:rsid="00223468" officeooo:paragraph-rsid="0023ad9b" style:font-weight-asian="normal" style:font-weight-complex="normal"/>
    </style:style>
    <style:style style:name="P27" style:family="paragraph" style:parent-style-name="Standard">
      <style:text-properties fo:font-weight="normal" officeooo:rsid="00223468" officeooo:paragraph-rsid="00306298" style:font-weight-asian="normal" style:font-weight-complex="normal"/>
    </style:style>
    <style:style style:name="P28" style:family="paragraph" style:parent-style-name="Standard">
      <style:text-properties fo:font-weight="normal" officeooo:rsid="002c12d1" officeooo:paragraph-rsid="002c12d1" style:font-weight-asian="normal" style:font-weight-complex="normal"/>
    </style:style>
    <style:style style:name="P29" style:family="paragraph" style:parent-style-name="Standard">
      <style:text-properties fo:font-weight="normal" officeooo:rsid="002c12d1" officeooo:paragraph-rsid="00306298" style:font-weight-asian="normal" style:font-weight-complex="normal"/>
    </style:style>
    <style:style style:name="P30" style:family="paragraph" style:parent-style-name="Standard">
      <style:text-properties fo:font-weight="normal" officeooo:rsid="00306298" officeooo:paragraph-rsid="00306298" style:font-weight-asian="normal" style:font-weight-complex="normal"/>
    </style:style>
    <style:style style:name="P31" style:family="paragraph" style:parent-style-name="Standard">
      <style:text-properties fo:font-weight="normal" officeooo:rsid="002af83f" officeooo:paragraph-rsid="002af83f" style:font-weight-asian="normal" style:font-weight-complex="normal"/>
    </style:style>
    <style:style style:name="P32" style:family="paragraph" style:parent-style-name="Standard">
      <style:text-properties fo:font-weight="normal" officeooo:rsid="0027039d" officeooo:paragraph-rsid="0027039d" style:font-weight-asian="normal" style:font-weight-complex="normal"/>
    </style:style>
    <style:style style:name="P33" style:family="paragraph" style:parent-style-name="Standard">
      <style:text-properties fo:font-weight="normal" officeooo:rsid="002e9ebf" officeooo:paragraph-rsid="00306298" style:font-weight-asian="normal" style:font-weight-complex="normal"/>
    </style:style>
    <style:style style:name="P34" style:family="paragraph" style:parent-style-name="Standard">
      <style:text-properties fo:font-weight="normal" officeooo:rsid="003249f0" officeooo:paragraph-rsid="003249f0" style:font-weight-asian="normal" style:font-weight-complex="normal"/>
    </style:style>
    <style:style style:name="P35" style:family="paragraph" style:parent-style-name="Standard">
      <style:text-properties officeooo:rsid="001f5f56" officeooo:paragraph-rsid="001f5f56"/>
    </style:style>
    <style:style style:name="P36" style:family="paragraph" style:parent-style-name="Standard">
      <style:text-properties officeooo:rsid="001f5f56" officeooo:paragraph-rsid="002614e1"/>
    </style:style>
    <style:style style:name="P37" style:family="paragraph" style:parent-style-name="Standard">
      <style:text-properties officeooo:rsid="001f5f56" officeooo:paragraph-rsid="003249f0"/>
    </style:style>
    <style:style style:name="P38" style:family="paragraph" style:parent-style-name="Standard">
      <style:text-properties fo:font-weight="bold" officeooo:rsid="002e9ebf" officeooo:paragraph-rsid="002e9ebf" style:font-weight-asian="bold" style:font-weight-complex="bold"/>
    </style:style>
    <style:style style:name="P39" style:family="paragraph" style:parent-style-name="Standard">
      <style:text-properties fo:font-weight="bold" officeooo:rsid="002614e1" officeooo:paragraph-rsid="002614e1" style:font-weight-asian="bold" style:font-weight-complex="bold"/>
    </style:style>
    <style:style style:name="P40" style:family="paragraph" style:parent-style-name="Standard">
      <style:text-properties fo:font-weight="bold" officeooo:rsid="00306298" officeooo:paragraph-rsid="00306298" style:font-weight-asian="bold" style:font-weight-complex="bold"/>
    </style:style>
    <style:style style:name="P41" style:family="paragraph" style:parent-style-name="Standard">
      <style:text-properties fo:font-weight="bold" officeooo:rsid="002c12d1" officeooo:paragraph-rsid="002c12d1" style:font-weight-asian="bold" style:font-weight-complex="bold"/>
    </style:style>
    <style:style style:name="P42" style:family="paragraph" style:parent-style-name="Standard">
      <style:text-properties fo:font-weight="bold" officeooo:rsid="002af83f" officeooo:paragraph-rsid="002af83f" style:font-weight-asian="bold" style:font-weight-complex="bold"/>
    </style:style>
    <style:style style:name="P43" style:family="paragraph" style:parent-style-name="Standard">
      <style:text-properties fo:font-weight="bold" officeooo:rsid="001f5f56" officeooo:paragraph-rsid="001f5f56" style:font-weight-asian="bold" style:font-weight-complex="bold"/>
    </style:style>
    <style:style style:name="P44" style:family="paragraph" style:parent-style-name="Standard">
      <style:text-properties fo:font-weight="bold" officeooo:rsid="001f5f56" officeooo:paragraph-rsid="0027039d" style:font-weight-asian="bold" style:font-weight-complex="bold"/>
    </style:style>
    <style:style style:name="P45" style:family="paragraph" style:parent-style-name="Standard">
      <style:text-properties officeooo:rsid="00306298" officeooo:paragraph-rsid="00306298"/>
    </style:style>
    <style:style style:name="P46" style:family="paragraph" style:parent-style-name="Standard">
      <style:text-properties fo:font-size="16pt" fo:font-weight="bold" officeooo:rsid="00306298" officeooo:paragraph-rsid="00306298" style:font-size-asian="16pt" style:font-weight-asian="bold" style:font-size-complex="16pt" style:font-weight-complex="bold"/>
    </style:style>
    <style:style style:name="P47" style:family="paragraph" style:parent-style-name="Standard">
      <style:text-properties fo:font-size="16pt" fo:font-weight="bold" officeooo:rsid="002731c7" officeooo:paragraph-rsid="002731c7" style:font-size-asian="16pt" style:font-weight-asian="bold" style:font-size-complex="16pt" style:font-weight-complex="bold"/>
    </style:style>
    <style:style style:name="P48" style:family="paragraph" style:parent-style-name="Standard">
      <style:text-properties fo:font-size="16pt" fo:font-weight="bold" officeooo:rsid="002c12d1" officeooo:paragraph-rsid="002c12d1" style:font-size-asian="16pt" style:font-weight-asian="bold" style:font-size-complex="16pt" style:font-weight-complex="bold"/>
    </style:style>
    <style:style style:name="P49" style:family="paragraph" style:parent-style-name="Standard">
      <style:text-properties fo:font-size="16pt" fo:font-weight="bold" officeooo:rsid="0027039d" officeooo:paragraph-rsid="00306298" style:font-size-asian="16pt" style:font-weight-asian="bold" style:font-size-complex="16pt" style:font-weight-complex="bold"/>
    </style:style>
    <style:style style:name="P50" style:family="paragraph" style:parent-style-name="Standard">
      <style:text-properties fo:font-size="16pt" fo:font-weight="bold" officeooo:rsid="001f5f56" officeooo:paragraph-rsid="001f5f56" style:font-size-asian="16pt" style:font-weight-asian="bold" style:font-size-complex="16pt" style:font-weight-complex="bold"/>
    </style:style>
    <style:style style:name="P51" style:family="paragraph" style:parent-style-name="Standard">
      <style:text-properties fo:font-size="16pt" fo:font-weight="bold" officeooo:rsid="001f5f56" officeooo:paragraph-rsid="003249f0" style:font-size-asian="16pt" style:font-weight-asian="bold" style:font-size-complex="16pt" style:font-weight-complex="bold"/>
    </style:style>
    <style:style style:name="P52" style:family="paragraph" style:parent-style-name="Standard">
      <style:text-properties fo:font-size="16pt" fo:font-weight="bold" officeooo:rsid="002614e1" officeooo:paragraph-rsid="002614e1" style:font-size-asian="16pt" style:font-weight-asian="bold" style:font-size-complex="16pt" style:font-weight-complex="bold"/>
    </style:style>
    <style:style style:name="P53" style:family="paragraph" style:parent-style-name="Standard">
      <style:text-properties fo:font-size="16pt" fo:font-weight="bold" officeooo:rsid="00259ead" officeooo:paragraph-rsid="00259ead" style:font-size-asian="16pt" style:font-weight-asian="bold" style:font-size-complex="16pt" style:font-weight-complex="bold"/>
    </style:style>
    <style:style style:name="P54" style:family="paragraph" style:parent-style-name="Standard">
      <style:text-properties fo:font-size="16pt" fo:font-weight="bold" officeooo:rsid="00295269" officeooo:paragraph-rsid="00295269" style:font-size-asian="16pt" style:font-weight-asian="bold" style:font-size-complex="16pt" style:font-weight-complex="bold"/>
    </style:style>
    <style:style style:name="P55" style:family="paragraph" style:parent-style-name="Standard">
      <style:text-properties fo:font-size="16pt" fo:font-weight="bold" officeooo:rsid="002e9ebf" officeooo:paragraph-rsid="00306298" style:font-size-asian="16pt" style:font-weight-asian="bold" style:font-size-complex="16pt" style:font-weight-complex="bold"/>
    </style:style>
    <style:style style:name="P56" style:family="paragraph" style:parent-style-name="Standard">
      <style:text-properties fo:font-size="16pt" fo:font-weight="bold" officeooo:rsid="0023ad9b" officeooo:paragraph-rsid="00306298" style:font-size-asian="16pt" style:font-weight-asian="bold" style:font-size-complex="16pt" style:font-weight-complex="bold"/>
    </style:style>
    <style:style style:name="P57" style:family="paragraph" style:parent-style-name="Standard">
      <style:text-properties fo:font-size="16pt" fo:font-weight="bold" officeooo:rsid="00223468" officeooo:paragraph-rsid="00306298" style:font-size-asian="16pt" style:font-weight-asian="bold" style:font-size-complex="16pt" style:font-weight-complex="bold"/>
    </style:style>
    <style:style style:name="P58" style:family="paragraph" style:parent-style-name="Standard">
      <style:text-properties fo:font-size="16pt" fo:font-weight="bold" officeooo:rsid="003249f0" officeooo:paragraph-rsid="003249f0" style:font-size-asian="16pt" style:font-weight-asian="bold" style:font-size-complex="16pt" style:font-weight-complex="bold"/>
    </style:style>
    <style:style style:name="P59" style:family="paragraph" style:parent-style-name="Standard">
      <style:text-properties fo:font-size="16pt" officeooo:rsid="001f5f56" officeooo:paragraph-rsid="002614e1" style:font-size-asian="16pt" style:font-size-complex="16pt"/>
    </style:style>
    <style:style style:name="P60" style:family="paragraph" style:parent-style-name="Standard">
      <style:text-properties fo:font-size="16pt" officeooo:rsid="001f5f56" officeooo:paragraph-rsid="003249f0" style:font-size-asian="16pt" style:font-size-complex="16pt"/>
    </style:style>
    <style:style style:name="P61" style:family="paragraph" style:parent-style-name="Standard">
      <style:text-properties fo:font-size="16pt" officeooo:rsid="00306298" officeooo:paragraph-rsid="00306298" style:font-size-asian="16pt" style:font-size-complex="16pt"/>
    </style:style>
    <style:style style:name="P62" style:family="paragraph" style:parent-style-name="Standard">
      <style:text-properties style:text-underline-style="solid" style:text-underline-width="auto" style:text-underline-color="font-color" fo:font-weight="normal" officeooo:rsid="00306298" officeooo:paragraph-rsid="00306298" style:font-weight-asian="normal" style:font-weight-complex="normal"/>
    </style:style>
    <style:style style:name="P63" style:family="paragraph" style:parent-style-name="Standard">
      <style:text-properties fo:font-size="12pt" fo:font-weight="normal" officeooo:rsid="00306298" officeooo:paragraph-rsid="00306298" style:font-size-asian="10.5pt" style:font-weight-asian="normal" style:font-size-complex="12pt" style:font-weight-complex="normal"/>
    </style:style>
    <style:style style:name="P64" style:family="paragraph" style:parent-style-name="Standard">
      <style:text-properties fo:font-size="12pt" fo:font-weight="normal" officeooo:rsid="00306298" officeooo:paragraph-rsid="00306298" style:font-size-asian="12pt" style:font-weight-asian="normal" style:font-size-complex="12pt" style:font-weight-complex="normal"/>
    </style:style>
    <style:style style:name="P65" style:family="paragraph" style:parent-style-name="Standard">
      <style:text-properties fo:font-size="12pt" fo:font-weight="bold" officeooo:rsid="00306298" officeooo:paragraph-rsid="00306298" style:font-size-asian="10.5pt" style:font-weight-asian="bold" style:font-size-complex="12pt" style:font-weight-complex="bold"/>
    </style:style>
    <style:style style:name="T1" style:family="text">
      <style:text-properties officeooo:rsid="00214de2"/>
    </style:style>
    <style:style style:name="T2" style:family="text">
      <style:text-properties fo:font-weight="bold" style:font-weight-asian="bold" style:font-weight-complex="bold"/>
    </style:style>
    <style:style style:name="T3" style:family="text">
      <style:text-properties fo:font-weight="bold" officeooo:rsid="00214de2" style:font-weight-asian="bold" style:font-weight-complex="bold"/>
    </style:style>
    <style:style style:name="T4" style:family="text">
      <style:text-properties fo:font-weight="bold" officeooo:rsid="0027039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14e1"/>
    </style:style>
    <style:style style:name="T7" style:family="text">
      <style:text-properties officeooo:rsid="00306298"/>
    </style:style>
    <style:style style:name="T8" style:family="text">
      <style:text-properties fo:font-size="16pt" fo:font-weight="bold" style:font-size-asian="16pt" style:font-weight-asian="bold" style:font-size-complex="16pt" style:font-weight-complex="bold"/>
    </style:style>
    <style:style style:name="T9" style:family="text">
      <style:text-properties officeooo:rsid="003249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Freiburg’ [Sept. .2022]</text:p>
      <text:p text:style-name="P33">post-Belastungsdepression</text:p>
      <text:p text:style-name="P7"/>
      <text:p text:style-name="P56">Freiburg [13.12.2022]</text:p>
      <text:p text:style-name="P27">Hallo, ich habe heute die Prüfung in Freiburg abgelegt und bestanden. Der Fall war das Reizdarmsyndrom, aber sie haben viel gefragt über CED, Laktose Intoleranz, Zöliakie und Kolonkarzinom, weil Reizdarmsyndrom ist eine Ausschluss Diagnose</text:p>
      <text:p text:style-name="P27">Die Kommission war freundlich.</text:p>
      <text:p text:style-name="P27">Fachbegriffe: paratiroides, Subfrebril, recurrensparese, bronchialkonstriktion, Dyspnoe. :)</text:p>
      <text:p text:style-name="P27"/>
      <text:p text:style-name="P27"/>
      <text:p text:style-name="P57">Freiburg [<text:span text:style-name="T7">6</text:span>.12.2022]</text:p>
      <text:p text:style-name="P27"/>
      <text:p text:style-name="P27">Hallo zusammen, </text:p>
      <text:p text:style-name="P27">Ich habe heute mein FSP in Freiburg abgelegt und bestanden!</text:p>
      <text:p text:style-name="P27"/>
      <text:p text:style-name="P27">Es war ein wahres Wunder. Die Kommission ist sehr nett!</text:p>
      <text:p text:style-name="P27"/>
      <text:p text:style-name="P27">Mein Fall ist eine Panikattacke. Ein junger Mann ohne chronische Krankheiten und Noxen. Er hat plötzliche Herzklopfen und Atemnot. Übrigens weiß ich nicht, ob ich die richtige Diagnose gestellt habe, aber die Kommission hat nichts gesagt, also wahrscheinlich das Richtige.</text:p>
      <text:p text:style-name="P27"/>
      <text:p text:style-name="P27">persönliche Daten: </text:p>
      <text:p text:style-name="P27">Name: Franz Hartmann, 38. 180 cm, 83 kg</text:p>
      <text:p text:style-name="P27"/>
      <text:p text:style-name="P27">Allergie: eine Medikamente, habe ich schon vergessen 😁 </text:p>
      <text:p text:style-name="P27"/>
      <text:p text:style-name="P27">Genussmittel/ Noxen: keine</text:p>
      <text:p text:style-name="P27"/>
      <text:p text:style-name="P27">Sozialanamnese: </text:p>
      <text:p text:style-name="P27">Familienstand: verheiratet, zwei gesunde Kinder.</text:p>
      <text:p text:style-name="P27">Arbeit: Ingenieur, Electroauto oder so</text:p>
      <text:p text:style-name="P27">Mit Arbeit ist zufrieden</text:p>
      <text:p text:style-name="P27"/>
      <text:p text:style-name="P27">Familienanamnese: <text:s/></text:p>
      <text:p text:style-name="P27">unauffällig, alles sind gesund</text:p>
      <text:p text:style-name="P27"/>
      <text:p text:style-name="P27">Keine Vorerkrankungen. Keine Dauermedikation.</text:p>
      <text:p text:style-name="P27"/>
      <text:p text:style-name="P27">Die anamnestische Angaben deuten am ehesten auf Panikattacke hin.</text:p>
      <text:p text:style-name="P27">Als Differenzialdiagnose kommen die folgende Erkrankungen im Betracht:</text:p>
      <text:p text:style-name="P27">- Hypertonie </text:p>
      <text:p text:style-name="P27">- Hyperthyreose</text:p>
      <text:p text:style-name="P27">- Asthma bronchiale</text:p>
      <text:p text:style-name="P27">- Gehirntumor (paraneoplastisches Syndrom)</text:p>
      <text:p text:style-name="P27"/>
      <text:p text:style-name="P27">Die diagnostische Maßnahmen:</text:p>
      <text:p text:style-name="P27">- Körperliche Untersuchung </text:p>
      <text:p text:style-name="P27">- BB, TSH, T3, T4</text:p>
      <text:p text:style-name="P27">- Gehirn-MRT</text:p>
      <text:p text:style-name="P27">- Holter</text:p>
      <text:p text:style-name="P27"><text:soft-page-break/>- Spirometrie</text:p>
      <text:p text:style-name="P27"/>
      <text:p text:style-name="P27">Die Therapie:</text:p>
      <text:p text:style-name="P27">- ambulante Psychotherapie </text:p>
      <text:p text:style-name="P27">- pflanzliche Medikamente wie Sedakur oder Promethazin</text:p>
      <text:p text:style-name="P27">- Urlaub mit Familie </text:p>
      <text:p text:style-name="P27"/>
      <text:p text:style-name="P27"/>
      <text:p text:style-name="P27">Die Fachbegriffe:</text:p>
      <text:p text:style-name="P27">1. Lumboischialgie</text:p>
      <text:p text:style-name="P27">2. teratogen</text:p>
      <text:p text:style-name="P27">3. etwas...dermatitis</text:p>
      <text:p text:style-name="P27">4. Glandula parotis</text:p>
      <text:p text:style-name="P27"/>
      <text:p text:style-name="P27">Andere sind weg 😂</text:p>
      <text:p text:style-name="P27"/>
      <text:p text:style-name="P27">Viel Erfolg!</text:p>
      <text:p text:style-name="P27"/>
      <text:p text:style-name="P58">FREIBURG 13.12.2022</text:p>
      <text:p text:style-name="P27"/>
      <text:p text:style-name="P27">Hallo, ich habe heute die Prüfung in Freiburg abgelegt und bestanden. Der Fall war das Reizdarmsyndrom, aber sie haben viel gefragt über CED, Laktose Intoleranz, Zöliakie und Kolonkarzinom, weil Reizdarmsyndrom ist eine Ausschluss Diagnose</text:p>
      <text:p text:style-name="P27">Die Kommission war freundlich.</text:p>
      <text:p text:style-name="P27">Fachbegriffe: paratiroides, Subfrebril, recurrensparese, bronchialkonstriktion, Dyspnoe. :)</text:p>
      <text:p text:style-name="P27"/>
      <text:p text:style-name="P27"/>
      <text:p text:style-name="P27"/>
      <text:p text:style-name="P57">FREIBURG 13.12.2022</text:p>
      <text:p text:style-name="P27">Guten Abend zusammen</text:p>
      <text:p text:style-name="P27">Heute habe ich die FSP in Freiburg abgelegt und alhamdulillah bestanden.</text:p>
      <text:p text:style-name="P27"/>
      <text:p text:style-name="P27">Der Fall war Somatoformstörung.</text:p>
      <text:p text:style-name="P27"/>
      <text:p text:style-name="P27">Manche kollegen haben den Fall als Depression bezeichnet</text:p>
      <text:p text:style-name="P27"><text:s/>Das war auch angenommen.</text:p>
      <text:p text:style-name="P27"/>
      <text:p text:style-name="P27">Aber wie gesagt und laut dem Prüfer, ist der Fall Somatoformstörung.</text:p>
      <text:p text:style-name="P27"/>
      <text:p text:style-name="P27">Alles gut und viel Erfolg euch alle.</text:p>
      <text:p text:style-name="P27"/>
      <text:p text:style-name="P27"/>
      <text:p text:style-name="P57">Karlsruhe 09.06.2022.</text:p>
      <text:p text:style-name="P27"/>
      <text:p text:style-name="P27">Der Fall ist eine Gicht (Hyperurikämie)</text:p>
      <text:p text:style-name="P27"/>
      <text:p text:style-name="P27">Ein 45 jähriger Patient, Gewicht:114 kg, Große:170.</text:p>
      <text:p text:style-name="P27"/>
      <text:p text:style-name="P27">Beruf : Mechatroniker.</text:p>
      <text:p text:style-name="P27"/>
      <text:p text:style-name="P27">-Aktuelle Beschwerde:</text:p>
      <text:p text:style-name="P27"><text:soft-page-break/>Der Patient kam zu Notaufnahme wegen vor 2 Tagen bestehender, brennender dauerhafter Schmerzen am Großzehengrundgelenk auf der linken Seite.</text:p>
      <text:p text:style-name="P27">Die Schmerzen sind 7 von 10 auf der Schmerzskala.</text:p>
      <text:p text:style-name="P27">Es gibt weder eine Ausstellung noch begleiteten Symptome.</text:p>
      <text:p text:style-name="P27">Der Patient ist Nichtraucher und trinkt 2 Flaschen Bier am Abend.</text:p>
      <text:p text:style-name="P27">Er hat keine Medikamente gegen diese Beschwerde eingenommen.</text:p>
      <text:p text:style-name="P27"/>
      <text:p text:style-name="P27"/>
      <text:p text:style-name="P27"><text:s/>-Vorerkrankungen und OPs:</text:p>
      <text:p text:style-name="P27"/>
      <text:p text:style-name="P27">Arterielle Hypertonie.</text:p>
      <text:p text:style-name="P27">Migräne (seit 20 Jahren).</text:p>
      <text:p text:style-name="P27">Motorradunfall (vor 25 Jahren, nur konservative Behandlung, keine Frakturen, keine Schädigungen).</text:p>
      <text:p text:style-name="P27"/>
      <text:p text:style-name="P27"/>
      <text:p text:style-name="P27">-Medikamentöse:</text:p>
      <text:p text:style-name="P27"/>
      <text:p text:style-name="P27">Beta Blocker Bisoprolol 5 mg 1 - 0 - 0</text:p>
      <text:p text:style-name="P27"/>
      <text:p text:style-name="P27"/>
      <text:p text:style-name="P27">Keine Allergien kein Fieber.</text:p>
      <text:p text:style-name="P27"/>
      <text:p text:style-name="P27">-Die Vegetative Anamnese ist unauffällig bis auf : er isst viel Fleisch.</text:p>
      <text:p text:style-name="P27"/>
      <text:p text:style-name="P27"/>
      <text:p text:style-name="P27">-Familienanamnese:</text:p>
      <text:p text:style-name="P27"/>
      <text:p text:style-name="P27">Seine Mutter starb an Myokardinfarkt mit 75 Jahren.</text:p>
      <text:p text:style-name="P27">Sein Vater lebt noch.</text:p>
      <text:p text:style-name="P27">Er hat an Prostatakrebs gelitten und er ist mit Radiotherapie behandelt worden.</text:p>
      <text:p text:style-name="P27"/>
      <text:p text:style-name="P27"/>
      <text:p text:style-name="P27">-Sozialanamnese:</text:p>
      <text:p text:style-name="P27"/>
      <text:p text:style-name="P27">Er ist verheiratet und hat 3 Kinder</text:p>
      <text:p text:style-name="P27">Ein Kind leidet an Trisomie 21 (Down Syndrom)</text:p>
      <text:p text:style-name="P27"/>
      <text:p text:style-name="P27">-Verdachtsdiagnose: Podagra (Gichtanfall)</text:p>
      <text:p text:style-name="P27"/>
      <text:p text:style-name="P27"/>
      <text:p text:style-name="P27">-D.D:</text:p>
      <text:p text:style-name="P27"/>
      <text:p text:style-name="P27">Pseudoogicht</text:p>
      <text:p text:style-name="P27">rheumatoide Arthritis</text:p>
      <text:p text:style-name="P27">reaktive Arthritis</text:p>
      <text:p text:style-name="P27">septische Arthritis</text:p>
      <text:p text:style-name="P27"/>
      <text:p text:style-name="P27"/>
      <text:p text:style-name="P27">-Diagnostik:</text:p>
      <text:p text:style-name="P27"/>
      <text:p text:style-name="P27">Körperliche Untersuchung</text:p>
      <text:p text:style-name="P27"><text:soft-page-break/>Blutbild (Hyperurikämie)</text:p>
      <text:p text:style-name="P27">Gelenkpunktion</text:p>
      <text:p text:style-name="P27">Röntgen, MRT</text:p>
      <text:p text:style-name="P27"/>
      <text:p text:style-name="P27">-Therapie:</text:p>
      <text:p text:style-name="P27"/>
      <text:p text:style-name="P27">Urikostatika : Allopurinol</text:p>
      <text:p text:style-name="P27">Normalisierung des Körpergewichts</text:p>
      <text:p text:style-name="P27">Colchicin</text:p>
      <text:p text:style-name="P27"/>
      <text:p text:style-name="P27">-Die Fachbegriffe:</text:p>
      <text:p text:style-name="P27"/>
      <text:p text:style-name="P27">Ottits media</text:p>
      <text:p text:style-name="P27">Somnolenz</text:p>
      <text:p text:style-name="P27">Intubation</text:p>
      <text:p text:style-name="P27">Anorexia nervosa </text:p>
      <text:p text:style-name="P27">Pankreatitis</text:p>
      <text:p text:style-name="P27">Drinage </text:p>
      <text:p text:style-name="P27">Appendectomie</text:p>
      <text:p text:style-name="P27">Neuplama</text:p>
      <text:p text:style-name="P27">Gastroskopie </text:p>
      <text:p text:style-name="P27">Mandibula</text:p>
      <text:p text:style-name="P7"/>
      <text:p text:style-name="P7"/>
      <text:p text:style-name="P7"/>
      <text:p text:style-name="P7"/>
      <text:p text:style-name="P7"/>
      <text:p text:style-name="P7"/>
      <text:p text:style-name="P46">Karlsruhe 22.07.2022</text:p>
      <text:p text:style-name="P30">Gestern habe ich meine FSP <text:s/>in Karlsruhe bestanden.</text:p>
      <text:p text:style-name="P30">Der Fall war Zöliakie.</text:p>
      <text:p text:style-name="P30">Herr Hirschmann Gustav ist ein 44-jähriger Patient, der wegen seit mehr als 6 Monaten bestehender, fettiger Stuhlveränderungen und starker Gewichtsabnahme vorgestellt hat.</text:p>
      <text:p text:style-name="P30">Die andere Beschwerden waren Blähungen, Müdigkeit und Kopfschmerzen.</text:p>
      <text:p text:style-name="P30">Er hat viel über seinen Stuhl gesprochen. Er habe zwei mal am Tag fettiger Stuhl und es sei schwer, seinen Stuhl zu säubern.</text:p>
      <text:p text:style-name="P30">Die Fragen nach Bauchschmerzen, Fieber, Trauma wurden verneint.</text:p>
      <text:p text:style-name="P30">Ich habe erst gesagt, dass meine Verdachtsdiagnose kolorektales Karzinom ist. Meine erste DD war akute Pankreatitis. </text:p>
      <text:p text:style-name="P30">Im Arzt-Arzt Gespräch, hat der Internist gefragt;</text:p>
      <text:p text:style-name="P30">-warum ist Stuhl fettig? Ist das normal? Ich habe gesagt, dass Fett wahrscheinlich nicht verdauut werden kann.</text:p>
      <text:p text:style-name="P30">-Warum?</text:p>
      <text:p text:style-name="P30">wegen Enzymemangel oder -probleme, Lipase-Amylase</text:p>
      <text:p text:style-name="P30">-er hat gesagt, ‚so es gibt Probleme bei Malabsorption. Wissen Sie einige Malabsorptionerkrankungen?</text:p>
      <text:p text:style-name="P30">Ich habe Zöliakie gesagt, sie waren glücklich</text:p>
      <text:p text:style-name="P30">-Was machen Sie denn?</text:p>
      <text:p text:style-name="P30">Transglutaminase IgA, gesamte IgA, Biopsie aus Duedonum</text:p>
      <text:p text:style-name="P30">-Was erwarten Sie zu sehen?</text:p>
      <text:p text:style-name="P30">Zottenatrophie und Kryptenhyperplasie, nach dieser Antwort waren sie sehr glücklich,</text:p>
      <text:p text:style-name="P30">-Was sind andere Laboruntersuchungen?</text:p>
      <text:p text:style-name="P30"><text:soft-page-break/>Stuhlkultur, Hämookkulttest</text:p>
      <text:p text:style-name="P30"/>
      <text:p text:style-name="P30">Fachbegriffe:</text:p>
      <text:p text:style-name="P30">-Kardial</text:p>
      <text:p text:style-name="P30">-Pleuritis</text:p>
      <text:p text:style-name="P30">-Embolus</text:p>
      <text:p text:style-name="P30">-Basaliom</text:p>
      <text:p text:style-name="P30">-Angiologisch</text:p>
      <text:p text:style-name="P30">-Anaphlaktischer schock</text:p>
      <text:p text:style-name="P30">-Subduralhämatom</text:p>
      <text:p text:style-name="P30"/>
      <text:p text:style-name="P30">Die Kommission war so nett.</text:p>
      <text:p text:style-name="P30">Ich wünsche euch viel Erfolg!</text:p>
      <text:p text:style-name="P30"/>
      <text:p text:style-name="P46">KARLSRUHE 26.07.2022</text:p>
      <text:p text:style-name="P64"/>
      <text:p text:style-name="P64">Am. 26.07 war Depression dran. </text:p>
      <text:p text:style-name="P64">Fragen: Therapie und Verdachtsdiagnose.</text:p>
      <text:p text:style-name="P64">Kommission: nett </text:p>
      <text:p text:style-name="P7"/>
      <text:p text:style-name="P46">KARLSRUHE 30.07.2022</text:p>
      <text:p text:style-name="P46"/>
      <text:p text:style-name="P64">Ich möchte meine Prüfungserfahrung mit euch teilen. Es gibt drei Prüfer, die einem gegenüber sitzen und man muss während des Gespräches keine Maske tragen. Sie überprüften meinen Lebenslauf und stellten einige allgemeine Fragen sowie eine kleine Vorstellung. <text:s/>Sie erklären dann alles über den Ablauf der Prüfung. Es gibt auch eine Uhr, die vor euch steht.</text:p>
      <text:p text:style-name="P64"/>
      <text:p text:style-name="P64"><text:s/>Meine Arzt-Patient Gespräch dauerte 18 Minuten. Mein Fall war ein Ösophaguskarzinom. Der Patient war sehr kooperativ und ängstlich. Er fragte mich in der Mitte des Gesprächs nach der Verdachtsdiagnose und dem Namen der Untersuchung (ich bekam keine Fragen zur Aufklärung). Ich machte einen Aussprachefehler des Medikaments, woraufhin der Patient das Wort wiederholte (ich sagte einfach, dass meine Aussprache nicht so gut ist und ich noch lerne und bedankte mich für die Korrektur). Ansonsten habe ich keine Fragen von dem Patienten bekommen. Während der Dokumentation schrieb ich Stichworter zur Familienanamnese, Sozialanamnese, Allergie und Genussmittel auf. Ich konnte meine Dokumentation nicht innerhalb von 20 Minuten abschließen, ich habe nicht über diagnostische Maßnahmen und Therapie geschrieben, aber es war okay. Bei meinem Arzt-Arzt-Gespräch fragte er mich nur nach dem Hauptproblem und den Risikofaktoren des Patienten. Er fragte nach einer Differenzialdiagnose, ich sagte GERD &amp; Er fragte was gegen Osophagitis spricht. Er fragte auch, welche diagnostischen Maßnahmen ich machen würde &amp; ich antwortete, Endoskopie &amp; dann fragte er, wie man die Größe des Tumors messen kann, ich schlug dann CT vor. Das war meine letzte Frage. Dieses Gespräch dauerte 8 Minuten &amp; ich habe keine Aufklärungen bekommen. Meine Fachberiffe waren Menstruation, lokalisiert, osteoporose, kardial, Ovar, Palpation, Trachea. ich erinnere mich nicht an andere Wörter. </text:p>
      <text:p text:style-name="P64"/>
      <text:p text:style-name="P64">Ich hoffe , dass es euch hilft und Viel Erfolg bei Ihrer Prüfung.</text:p>
      <text:p text:style-name="P64">#Karlsruhe</text:p>
      <text:p text:style-name="P64"/>
      <text:p text:style-name="P64"/>
      <text:p text:style-name="P46">KARLSRUHE 18.08.2022</text:p>
      <text:p text:style-name="P63">Hallo, 18.08.2022</text:p>
      <text:p text:style-name="P63">Fsp in Karlsruhe.</text:p>
      <text:p text:style-name="P63"><text:soft-page-break/></text:p>
      <text:p text:style-name="P63">fall: Pyelonephrit</text:p>
      <text:p text:style-name="P63"/>
      <text:p text:style-name="P63">vor 2 Tagen aufgetretener , bohrender, mit 7von 10 starker ,mit der Zeit verschlimmerter ,dauerhafter Schmerzen in der Falnkenregion auf der linken Seite ohne Austrahlung. </text:p>
      <text:p text:style-name="P63">gelichzeitig Fieber 39</text:p>
      <text:p text:style-name="P63">brennendes Wasserlassen</text:p>
      <text:p text:style-name="P63">bräunliche, schäumige Harn,</text:p>
      <text:p text:style-name="P63">Harndrang.</text:p>
      <text:p text:style-name="P63"/>
      <text:p text:style-name="P63">Inappetenz</text:p>
      <text:p text:style-name="P63">keine Gewichtsverlust.</text:p>
      <text:p text:style-name="P63"/>
      <text:p text:style-name="P63">VE: COPD,DM</text:p>
      <text:p text:style-name="P63"/>
      <text:p text:style-name="P63">andere Anamnese sind nicht auffällig</text:p>
      <text:p text:style-name="P63"/>
      <text:p text:style-name="P63">Pat hat zu viel, über unwichtige Sachen gesprochen.</text:p>
      <text:p text:style-name="P63"/>
      <text:p text:style-name="P63">Begriffe alles waren wie in Karlsruhe begriffliste (12worte):</text:p>
      <text:p text:style-name="P63"/>
      <text:p text:style-name="P63">tinnitus</text:p>
      <text:p text:style-name="P63">sepsis</text:p>
      <text:p text:style-name="P63">exsikkoze</text:p>
      <text:p text:style-name="P63">nonkompliance</text:p>
      <text:p text:style-name="P63">meläna</text:p>
      <text:p text:style-name="P63">.. </text:p>
      <text:p text:style-name="P63"/>
      <text:p text:style-name="P63">Arzt azrt gespräch:</text:p>
      <text:p text:style-name="P63"/>
      <text:p text:style-name="P63">verdacht diagnose?</text:p>
      <text:p text:style-name="P63">DD?</text:p>
      <text:p text:style-name="P63">labor </text:p>
      <text:p text:style-name="P63">urinkultur!!!</text:p>
      <text:p text:style-name="P63">ab gabe, wenn dem pat nicht gut es <text:s/>geht ,trotz ab gabe. was machen wir ? breitspretrum ab gabe.</text:p>
      <text:p text:style-name="P63"/>
      <text:p text:style-name="P63">kompliktion urosepsis.( ich konnte das nicht sagen)</text:p>
      <text:p text:style-name="P63"/>
      <text:p text:style-name="P63">welche bakterien verirsacht pyelonefrit? E.coli</text:p>
      <text:p text:style-name="P63">welche ab geben? beta laktam ab. welche ? penisil ...</text:p>
      <text:p text:style-name="P63">algemein war Prüfung nicht zu schwer. Prüfern waren sehr sehr nett.</text:p>
      <text:p text:style-name="P63"/>
      <text:p text:style-name="P46">KARLSRUHE 18.08.2022</text:p>
      <text:p text:style-name="P63"/>
      <text:p text:style-name="P63">FSP-Karlsruhe: Pyelonephritis</text:p>
      <text:p text:style-name="P63"/>
      <text:p text:style-name="P63">79 Patient, akute, starke, linksseitige Flankenschmerzen ohne Ausstrahlung. Schmerzen seien stechend und aber auch dumpf ( er hat fast alle Adjektive benutzt stechend -brennend-dump- heller Schmerz). Sie sind dauerhaft da und mit der Zeit schlimmer geworden. Die verstärken sich bei Bewegung. Außerdem habe er 39,3 Fieber, rektal, heute Morgen gemessen. Er habe gegen Beschwerden paracetamol und Ibuprofen eingenommen, mit geringem Ansprechen der <text:soft-page-break/>Symptomatik. Er klagte auch über Ischurie, Dysurie, bräunlichen, schäuminden Urin mit „fischigem“ Geruch. </text:p>
      <text:p text:style-name="P63">Er habe Inappetenz und Schlafstörungen, weil er in der Nacht häufig auf die Toilette gehen muss. (5-6 mal seit zwei Tagen mit geringem Urin, normalerweise geht er 1-2 mal)</text:p>
      <text:p text:style-name="P63">Er habe DM-Typ 2 seit 20 Jahren, der mit Metformin 1000 (1-0-1) eingestellt und COPD, die mit Spiriva behandelt ( 2 mal am Tag und bei Bedarf)</text:p>
      <text:p text:style-name="P63">Er habe Kribbeln an den Beinen (er hat das ganz am Ende gesagt, wenn ich Kribbeln oder Taubheitsgefühl am Körper nachgefragt habe. diabetische Neuropathie?) Das habe ich ganz am Ende gefragt und danach war der Patient etwas etwas unruhiger wegen Schmerzen, also Ende des Gesprächs - ich gebe gleich Analgetikum.</text:p>
      <text:p text:style-name="P63"/>
      <text:p text:style-name="P63">Raucher, seit 60 Jahren 20 Zigaretten pro Tag, Alkohol: 1 Glas Rotwein jeden Abend, kein Drogenkonsum</text:p>
      <text:p text:style-name="P63"/>
      <text:p text:style-name="P63">Seit 3 Jahren verwitwet, habe 2 gesunde Kinder </text:p>
      <text:p text:style-name="P63">Rentner, vorher Bauingenieur </text:p>
      <text:p text:style-name="P63"/>
      <text:p text:style-name="P63">Er habe dazwischen viel gesprochen. Man muss aufmerksam sein. Wenn er über Beschwerden gesprochen hat, hat er schon etwas über sein DM, Rauchen, Aufenthalt in einer Lungenklinik wegen COPD, Rauchen und Rotwein erzählt. </text:p>
      <text:p text:style-name="P63"/>
      <text:p text:style-name="P63">Verdacht auf Pyelonephritis und diabetische Nephropathie</text:p>
      <text:p text:style-name="P63"/>
      <text:p text:style-name="P63">DD: Urolithiasis, MI, Divertikulitis, Bandscheibenvorfall </text:p>
      <text:p text:style-name="P63"/>
      <text:p text:style-name="P63">Beim Arzt Arzt Gespräch hat er ohne Patientenvorstellung, direkt mit Fragen angefangen. Warum habe ich diesen Verdacht? Außer MI, wurde ich für jede Differenzialdiagnose auf dem Arztbrief gefragt, warum es in der DD List ist.</text:p>
      <text:p text:style-name="P63">Pyelonephritis Diagnose (Kultur fast vergessen)</text:p>
      <text:p text:style-name="P63">Was gebe ich Als Therapie?</text:p>
      <text:p text:style-name="P63">Welche Antibiotika?</text:p>
      <text:p text:style-name="P63">Schicke ich den Patienten nach Hause mit Rezept? (Nein)</text:p>
      <text:p text:style-name="P63">Erklären Sie bitte das zur Krankenversicherung warum. Patient hat Diabetes, Höher Risiko für Komplikationen und Untersuchungen wegen diabetischer Nephropathie.</text:p>
      <text:p text:style-name="P63">Welche Komplikationen? Abszess, akute Nierenversagen, Sepsis.</text:p>
      <text:p text:style-name="P63"/>
      <text:p text:style-name="P63">Fachbegriffe:</text:p>
      <text:p text:style-name="P63">Lobektomie</text:p>
      <text:p text:style-name="P63">Menopause</text:p>
      <text:p text:style-name="P63">Epigastrisch</text:p>
      <text:p text:style-name="P63">Asthma</text:p>
      <text:p text:style-name="P63">Sepsis </text:p>
      <text:p text:style-name="P63">Lokalanästhesie </text:p>
      <text:p text:style-name="P63">Ulcus ventriculi </text:p>
      <text:p text:style-name="P63">…</text:p>
      <text:p text:style-name="P52"/>
      <text:p text:style-name="P46">KARLSRUHE 24/10.2022</text:p>
      <text:p text:style-name="P52"/>
      <text:p text:style-name="P52"/>
      <text:p text:style-name="P52">Karlsruhe [08.12.2022]</text:p>
      <text:p text:style-name="P7"/>
      <text:p text:style-name="P15"><text:soft-page-break/>Ich habe meine FSP am 8.12. in Karlsruhe bestanden. Mein Fall war identisch mit dem👆 in Reutlingen. <text:s/>12 Fachbegriffe waren aus der Liste von Karlsruhe..</text:p>
      <text:p text:style-name="P6"/>
      <text:p text:style-name="P53">Karlsruhe [15.12.2022]</text:p>
      <text:p text:style-name="P14">Ösophagus Karzinom</text:p>
      <text:p text:style-name="P5"/>
      <text:p text:style-name="P11"/>
      <text:p text:style-name="P11"/>
      <text:p text:style-name="P5"/>
      <text:p text:style-name="P26"><text:span text:style-name="T5"/></text:p>
      <text:p text:style-name="P12"/>
      <text:p text:style-name="P54">Karlsruhe <text:s/>[15.12.2022]</text:p>
      <text:p text:style-name="P18">Appendizitis</text:p>
      <text:p text:style-name="P18">Grippe</text:p>
      <text:p text:style-name="P18"/>
      <text:p text:style-name="P18">Fachbegriffe: Cutis</text:p>
      <text:p text:style-name="P18">Flexion</text:p>
      <text:p text:style-name="P18">Tubargravidität</text:p>
      <text:p text:style-name="P18">Kachektik</text:p>
      <text:p text:style-name="P18">Nephritis</text:p>
      <text:p text:style-name="P18">Adaptation</text:p>
      <text:p text:style-name="P24"/>
      <text:p text:style-name="P24"/>
      <text:p text:style-name="P25"/>
      <text:p text:style-name="P24"/>
      <text:p text:style-name="P24"/>
      <text:p text:style-name="P24"/>
      <text:p text:style-name="P24"/>
      <text:p text:style-name="P24"/>
      <text:p text:style-name="P24"/>
      <text:p text:style-name="P24"/>
      <text:p text:style-name="P24"/>
      <text:p text:style-name="P24">-----------------------------------------------------------------------</text:p>
      <text:p text:style-name="P8">Reutlingen [25.05.2022]</text:p>
      <text:p text:style-name="P8"/>
      <text:p text:style-name="P17">Gestern habe ich FSP in Reutlingen zum ersten Mal abgelegt und gott sei dank bestanden </text:p>
      <text:p text:style-name="P17"/>
      <text:p text:style-name="P17">Der Fall war : pAVK </text:p>
      <text:p text:style-name="P17"/>
      <text:p text:style-name="P17">Herr Wimmer 67 jahre alt , geboren am 30 März 1955 ,</text:p>
      <text:p text:style-name="P17">175 cm groß und 92 kg schwer ( er hat mir gesagt dass er übergewichtig ist und seine Frau leckeres Essen kocht aber ich hab reagiert und muss auf seine Gesundheit achten )</text:p>
      <text:p text:style-name="P17"/>
      <text:p text:style-name="P17">Er kam auf der Notaufnahme wegen seit 3 Monaten zunehmender stechender spannender Schmerzen in der linken Unterschenkel</text:p>
      <text:p text:style-name="P17"/>
      <text:p text:style-name="P17">Er hat gesagt dass er cirka 40-50 m laufen kann und dann eine Pause machen muss </text:p>
      <text:p text:style-name="P17"/>
      <text:p text:style-name="P17">Er war auf dem Weg zur Bäckerei um Brötchen zu kaufen ( diese Kleinigkeiten sind immer wichtig ) und sollte mehrmals stehen bleiben </text:p>
      <text:p text:style-name="P17"/>
      <text:p text:style-name="P17">Die Haut der Wade ist glänzend , blass und harrlos</text:p>
      <text:p text:style-name="P17"><text:soft-page-break/>Dysästhesie in Ruhe aber bei Bewegung </text:p>
      <text:p text:style-name="P17"/>
      <text:p text:style-name="P17">Die vegetative Anamnese sei unauffällig </text:p>
      <text:p text:style-name="P17"/>
      <text:p text:style-name="P17">Vorerkrankungen : der Pt. habe vor 2 J. Myokardinfarkt gehabt , die mit Stentimplantation behandelt wurde </text:p>
      <text:p text:style-name="P17">Hypertonie seit 13 J.</text:p>
      <text:p text:style-name="P17"/>
      <text:p text:style-name="P17">Der Pt. vor 2 J. habe mit dem Rauchen aufgehört </text:p>
      <text:p text:style-name="P17">früher 40 J. 2 Schachtel pro Tag</text:p>
      <text:p text:style-name="P17"/>
      <text:p text:style-name="P17">Er trinke Bier 2 Flasche abends ( ich habe ihm gefragt ob die Flasche halb Liter oder anders und sagte <text:s/>0,33 L )</text:p>
      <text:p text:style-name="P17"/>
      <text:p text:style-name="P17">Er sei Verheiratet und habe 2 gesunde Kinder und wohne zusammen mit seiner Frau und seine Eltern </text:p>
      <text:p text:style-name="P17"/>
      <text:p text:style-name="P17">Vater : 98 j. Leide an Hörstörung</text:p>
      <text:p text:style-name="P17">Mutter 92 j. Habe an Blutung im Dickdarm gelitten </text:p>
      <text:p text:style-name="P17">Habe 6 Geschwister ( sagte mir dass es besser wenn ich nicht weiß wie viel )</text:p>
      <text:p text:style-name="P17"/>
      <text:p text:style-name="P17">Medikamente : </text:p>
      <text:p text:style-name="P17">Beta blocker , Ass 100 mg , </text:p>
      <text:p text:style-name="P17">Statin 40 mg abends</text:p>
      <text:p text:style-name="P17"/>
      <text:p text:style-name="P17">Der pt. Sagte mir : was habe ich ?</text:p>
      <text:p text:style-name="P17">Oberarzt Fragen waren wie ein Diskussion : VD , DD , körperliche Untersuchung </text:p>
      <text:p text:style-name="P17">Das wichtigste puls tasten , Doplex Sonographie </text:p>
      <text:p text:style-name="P17">Behandlung : Antikoagulation , Revaskularisation , Wunde versorgen und so weiter ..</text:p>
      <text:p text:style-name="P17">Ich habe alle Fragen richtig beantwortet aber das Wichtigste ist die Sprache </text:p>
      <text:p text:style-name="P17"/>
      <text:p text:style-name="P17"/>
      <text:p text:style-name="P17"/>
      <text:p text:style-name="P17">Die 4 Schlüssel in FSP :</text:p>
      <text:p text:style-name="P17">*Zielgerichtete genugende Fragen stellen</text:p>
      <text:p text:style-name="P17">*Immer gut zuhören und verstehen</text:p>
      <text:p text:style-name="P17">* reagieren &amp; Empathie zeigen</text:p>
      <text:p text:style-name="P17">*Selbstbewusstsein</text:p>
      <text:p text:style-name="P17"/>
      <text:p text:style-name="P17">Es geht wirklich um die Sprache und man muss ihnen immer zeigen dass man gut und fließend sprechen kann</text:p>
      <text:p text:style-name="P17"/>
      <text:p text:style-name="P49">Reutlingen 22.06.2022 </text:p>
      <text:p text:style-name="P17"/>
      <text:p text:style-name="P17"><text:s/>Fall- Lyme-Borreliose. Bestanden</text:p>
      <text:p text:style-name="P17"/>
      <text:p text:style-name="P17">Herr Henle, 46-jähriger Patient habe</text:p>
      <text:p text:style-name="P17">seit 3-5 Tagen Erkältungssymptome wie Myalgie, Arthralgie, Rhinitis und Fatigue. Seit 2 Tagen leide er unter bestehebder Cephalgie und leichtem Vertigo. Gestern sei das Fieber bis maximal 39,4 Grad gemessen worden. Heute Morgen habe der Patient beim Duschen großer Fleck am rechten Oberschenkel bemerkt. Exanthem sei scharf abgegrenztes indolent mit Aufhellung in Zentrum. Als <text:soft-page-break/>Begleitsymptom habe Herr Henle vermehrte Hyperhidrose besonders nachts. Bei der Nachfrage wurde ein Ausflug vor 2 Wochen am Badensee aufgefallen.</text:p>
      <text:p text:style-name="P17">Die Fragen nach Lymphadenopathie, Paralyse, Parästhesie, Riech- und Schmeckverlust <text:s/>wurden verneint.</text:p>
      <text:p text:style-name="P17"/>
      <text:p text:style-name="P17">Von Beruf sei er Friseur und habe Dysphonie (viel spricht mit den Kunden) und Schultergelenkschmerzen rechts ( beide Armen hängen immer in der Luft😃) als Auffälligkeiten.</text:p>
      <text:p text:style-name="P17"/>
      <text:p text:style-name="P17">Patient hat gefragt habe ich ein FSME? Aber ich bin geimpft.</text:p>
      <text:p text:style-name="P17"/>
      <text:p text:style-name="P17">A-A Gespräch: Patientvorstellung+ DD+Therapie (Doxycyclin mindestens 14 Tage. Muss man mehr sagen, weil der Patient schon Arthralgie habe). Und welche gefährliche Krankheit kann die Zecke übertragen? -FSME.</text:p>
      <text:p text:style-name="P17"/>
      <text:p text:style-name="P17">Fachbegriffe: </text:p>
      <text:p text:style-name="P17"/>
      <text:p text:style-name="P17">i.m.</text:p>
      <text:p text:style-name="P17">subkutan</text:p>
      <text:p text:style-name="P17">prefinal</text:p>
      <text:p text:style-name="P17">Alveolen</text:p>
      <text:p text:style-name="P17">ödem</text:p>
      <text:p text:style-name="P17">patologisch</text:p>
      <text:p text:style-name="P17">Bursitis</text:p>
      <text:p text:style-name="P17">Fraktur</text:p>
      <text:p text:style-name="P17"/>
      <text:p text:style-name="P17">Komitees waren super nett. Ohne Maske.</text:p>
      <text:p text:style-name="P17">Patient sprach schnell und ein bisschen undeutlich, aber war insgesamt nicht schwer.</text:p>
      <text:p text:style-name="P17">Ich habe Noxen und Genussmittel Anamnese vergessen, aber Oberarzt sagt, dass es nicht Problem ist. Als erstes bekommen sie nur leeres Blatt, dann Anamnesebogen. 2 Wahlen: schriftlich oder auf dem Computer.</text:p>
      <text:p text:style-name="P17"/>
      <text:p text:style-name="P17"/>
      <text:p text:style-name="P46">Reutlingen 23.06.2022</text:p>
      <text:p text:style-name="P40"/>
      <text:p text:style-name="P30">Ich habe gestern die FSP abgelegt und bestanden…der Fall war obere GIT Blutung und die Begriffe nicht so schwierig (alkalisch, toxisch, Cholestase, flexion, letal etc, nichts neues)</text:p>
      <text:p text:style-name="P30">Herr Leo Häberle, ist ein 55 jähriger Patient, der sich heute wegen seit 2 Tagen bestehender, starker, dumpfer, diffuser und nahrungsabhängiger epigastrischer Schmerzen vorstellte.</text:p>
      <text:p text:style-name="P30">Des Weiteren seien ihm die folgenen Begleitsymptome aufgefallen: Meläna, Hämatemesis, Pyrosis, Inappetenz. Die vegetative Anamnese sei bis auf Insomnie unauffällig. Er leide an Arterieller Hypertonie, Dyslipidämie, Lumbalgie, Z.n OP wegen Kreuzbandruptur rechts. Medis: <text:s text:c="2"/>beloc, statin, ibuprofen.</text:p>
      <text:p text:style-name="P30">Allergie gegen Penicillin. Raucher mit 20 PJ und Alkoholkonsum täglich.</text:p>
      <text:p text:style-name="P30">Vater an Myokardinfarkt verstorben, Mutter habe an einem Apoplex gelitten, Bruder mit Z.n Myokardinfarkt, leide an <text:s/>Art. Hypertonie und Dyslipidämie. </text:p>
      <text:p text:style-name="P30">Sozialanamnese: er sei verheiratet, habe 4 Kinder, wohne in einem Haus, er habe seine eigene Firma (Maschinenbau)</text:p>
      <text:p text:style-name="P30">Die Prüfer waren sehr nett 😊 </text:p>
      <text:p text:style-name="P30">Viel Glück an alle!!!.</text:p>
      <text:p text:style-name="P30"/>
      <text:p text:style-name="P30">Die Prüfer haben sich nur auf Diagnose, DD und Therapie fokusiert und gefragt…keine besonderen Fragen</text:p>
      <text:p text:style-name="P59"><text:soft-page-break/><text:span text:style-name="T2"/></text:p>
      <text:p text:style-name="P61"><text:span text:style-name="T2">Reutlingen 30.06.2022</text:span></text:p>
      <text:p text:style-name="P63">Mein Fall war Pyelonephritis </text:p>
      <text:p text:style-name="P63"/>
      <text:p text:style-name="P63">Frau Scholler ist eine 78 jährige Patientin, <text:s/>176m groß <text:s/>und wiegt zurzeit 82 kg, <text:s/>die heute zu uns <text:s/>mit dem Rettungswagen eingeliefert wurde .</text:p>
      <text:p text:style-name="P63"/>
      <text:p text:style-name="P63">Die Patientin berichtete seit <text:s/>über 45Minuten starke sowie dauerhafte Flankenschmerzen links ohne Ausstrahlung. Sie beschrieb die Schmerzen als drückend sowie stechend und bewertete die Schmerzintensität mit 7/10 nach der Schmerzskala. Außerdem seien die Schmerzen von Übelkeit und zweimalige Erbrechen(sie habe mal gallig und mal Nahrungsreste erbrochen ). Weiterhin klagte sie seit 2 Tagen über Fieber, wobei das gemessene Fieber zuletzt 39,3Grad. Weiterhin erzählte sie , dass sie unter Dysurie sowie Nykturie leide.</text:p>
      <text:p text:style-name="P63">Allgemein fühle sie sich erschöpft und müde.</text:p>
      <text:p text:style-name="P63">Bei ihr besteht auch Belastungdyspnoe , sie sagte ,dass sie an eine Lungenerkrankung seit langem leide und daraufhin nehme sie Spray abends(aber sagte, dass es kein Asthma).</text:p>
      <text:p text:style-name="P63">Die vegetative Anamnese ergabt, dass sie Parasomnie, Gewichtszunahme( von2kg ), Obstipation sowie Inappetenz habe.</text:p>
      <text:p text:style-name="P63"/>
      <text:p text:style-name="P63">Vorerkrankungen :</text:p>
      <text:p text:style-name="P63">1. D.M seit 15J</text:p>
      <text:p text:style-name="P63">2. COPD seit langem </text:p>
      <text:p text:style-name="P63">3. Rezidivierende HWI</text:p>
      <text:p text:style-name="P63">4. Zystozel</text:p>
      <text:p text:style-name="P63">5. Varikosis an den Beinen </text:p>
      <text:p text:style-name="P63">6. Z.n. Op wegen Varikosis </text:p>
      <text:p text:style-name="P63">7. Z.n. Cholezystektomie </text:p>
      <text:p text:style-name="P63"/>
      <text:p text:style-name="P63">Medikamente </text:p>
      <text:p text:style-name="P63">1. Merformin 1000mg 1.0.1</text:p>
      <text:p text:style-name="P63">2. Spray Hub 1.0.1</text:p>
      <text:p text:style-name="P63">3.Johannes Kräuter b.B</text:p>
      <text:p text:style-name="P63">4. Zäpfchen b.B</text:p>
      <text:p text:style-name="P63"/>
      <text:p text:style-name="P63">Allergien und Noxen und Impfungen hab ich danach nicht gefragt (keine Zeit )</text:p>
      <text:p text:style-name="P63"/>
      <text:p text:style-name="P63">Sie sei in Rentne, <text:s/>davor sei <text:s/>sie als Optikerin tätig. </text:p>
      <text:p text:style-name="P63">Sie sei verwitwet und habe 4 erwachsene Kinder.</text:p>
      <text:p text:style-name="P63"/>
      <text:p text:style-name="P63">Familienanamnese:</text:p>
      <text:p text:style-name="P63">Vater: D.M , aHT und an Rheuma verstorben.</text:p>
      <text:p text:style-name="P63">Mutter: an Schlaganfall verstorben. </text:p>
      <text:p text:style-name="P63"/>
      <text:p text:style-name="P63">V.D : akute Pyelonephritis</text:p>
      <text:p text:style-name="P63"/>
      <text:p text:style-name="P63">Fachbegriffe : waren alle von der Liste.</text:p>
      <text:p text:style-name="P63"/>
      <text:p text:style-name="P63">gastral</text:p>
      <text:p text:style-name="P63">Myokardinfark </text:p>
      <text:p text:style-name="P63">Prolaps </text:p>
      <text:p text:style-name="P63">Varizen </text:p>
      <text:p text:style-name="P63">Struma</text:p>
      <text:p text:style-name="P63"><text:soft-page-break/>antiemetika </text:p>
      <text:p text:style-name="P63">intermitierend</text:p>
      <text:p text:style-name="P63"/>
      <text:p text:style-name="P63">die andere hab ich vergessen</text:p>
      <text:p text:style-name="P63"/>
      <text:p text:style-name="P46"/>
      <text:p text:style-name="P46">Reutlingen 30.06.2022</text:p>
      <text:p text:style-name="P63">Herzlichen Glückwunsch 🎉</text:p>
      <text:p text:style-name="P63">Tanya Krüger </text:p>
      <text:p text:style-name="P63">54J (27.04.1968)</text:p>
      <text:p text:style-name="P63">87kg </text:p>
      <text:p text:style-name="P63">168m</text:p>
      <text:p text:style-name="P63">Hausarzt: Herr Dr. Krause</text:p>
      <text:p text:style-name="P63"/>
      <text:p text:style-name="P63">Frau K. ist eine 54-jährige Patientin, die sich bei uns heute Morgen im Krankenhaus vorgestellt hat.</text:p>
      <text:p text:style-name="P63">Die Patientin berichtet, dass sie seit 4-5 Monaten unter Diarrhö leide und gehe 5 mal/Tag auf die Toilette. Die Ausscheidung sei wässerig und sie habe Blut am Toilettenpapier bemerkt (,Ich habe kein Blut im Stuhl gesehen, nur am Toilettenpapier‘). Die Frage nach Obstipation wurde verneint. </text:p>
      <text:p text:style-name="P63"/>
      <text:p text:style-name="P63">Zusätzlich klagt die Patientin über krampfartigen, umbilikalen Bauchschmerz ohne Ausstrahlung (5/10 NRS Skala), der seit 2 und halbe Wochen schlimmer geworden sei. </text:p>
      <text:p text:style-name="P63"/>
      <text:p text:style-name="P63">Die Frage nach Auslöser der Beschwerden wurde verneint (‚Frau Doktor deswegen bin ich hier‘).</text:p>
      <text:p text:style-name="P63"/>
      <text:p text:style-name="P63">Die Patientin erzählt, dass sie sich besser fühle beim Bücken oder wenn sie ein warmes Kissen auf ihren Bauch lege. Im Gegenteil, die Nahrungsaufnahme verschlimmert ihren Zustand.</text:p>
      <text:p text:style-name="P63"/>
      <text:p text:style-name="P63">Die Vegetative Anamnese sei unauffällig bis auf: Nausea, Emesis, Inappetenz und Parasomnie.</text:p>
      <text:p text:style-name="P63"/>
      <text:p text:style-name="P63">Die Patientin leide seit 10 Jahren an Arrhythmie und habe vor 2 Jahren an Herpes Zoster gelitten.</text:p>
      <text:p text:style-name="P63">Es wurde bei ihr vor 5 Jahren eine Diskektomie durchgeführt sowie eine OP vor 3 Jahren wegen eines Mandibularfrakturs. Aufgrund der Operationen sei die Patientin stationär aufgenommen worden.</text:p>
      <text:p text:style-name="P63"/>
      <text:p text:style-name="P63">In Bezug auf die Medikation nehme die Patientin die folgenden Medikamente ein:</text:p>
      <text:p text:style-name="P63">Beloc-Zok 95mg <text:s/>1-0-0</text:p>
      <text:p text:style-name="P63">Imodium 2mg <text:s/>2 Kapseln täglich </text:p>
      <text:p text:style-name="P63">Buscopan 10mg <text:s text:c="2"/>1-1-1</text:p>
      <text:p text:style-name="P63">Zink Salbe <text:s/>bei Bedarf</text:p>
      <text:p text:style-name="P63"/>
      <text:p text:style-name="P63">Allergien: Kontrastmittel (Shock) und Nüsse (Dyspnoe) </text:p>
      <text:p text:style-name="P63"/>
      <text:p text:style-name="P63">Die Sexuelle Anamnese sei unauffällig.</text:p>
      <text:p text:style-name="P63"/>
      <text:p text:style-name="P63">Die Reise Anamnese sei unauffällig.</text:p>
      <text:p text:style-name="P63"/>
      <text:p text:style-name="P63">Die Patientin sei vollständig geimpft.</text:p>
      <text:p text:style-name="P63"/>
      <text:p text:style-name="P63">Noxen:</text:p>
      <text:p text:style-name="P63">Nikotinabusus: sie sei nicht mehr Raucherin, davor 20P/Y</text:p>
      <text:p text:style-name="P63">Alkoholkonsum: 1 Flasche Rotwein am Wochenende </text:p>
      <text:p text:style-name="P63">Die Frage nach Kontakt zu Drogen wurde verneint.</text:p>
      <text:p text:style-name="P63"><text:soft-page-break/></text:p>
      <text:p text:style-name="P63">Die Patientin sei verheiratet, habe 2 Söhne und wohne mit ihnen in Tübingen zusammen.</text:p>
      <text:p text:style-name="P63"/>
      <text:p text:style-name="P63">(Ich habe keine Zeit gehabt nach der Arbeit zu fragen)</text:p>
      <text:p text:style-name="P63"/>
      <text:p text:style-name="P63">Die Familienanamnese sei unauffällig bis auf den 19-jährigen Sohn der Patientin, der Down Syndrom habe und die </text:p>
      <text:p text:style-name="P63">Mutter der Patientin, die an Ileus gelitten habe (um ehrlich zu sein, mir hat die Zeit nicht gereicht um diese Frage zu stellen aber während des Gesprächs hat die Frau mir erzählt dass sie sich um den Sohn kümmert und sie hat mir unterbrochen und gefragt ob sie Ileus wie die Mutter hat).</text:p>
      <text:p text:style-name="P63"/>
      <text:p text:style-name="P63">Die Anamnestischen Angaben deuten am ehesten auf CED hin. In alternativ kommen die folgenden in Betracht: Gastroenteritis, Laktose Intoleranz, Kolon Irritable und Kolorektales Karzinom.</text:p>
      <text:p text:style-name="P63"/>
      <text:p text:style-name="P63">Als erste Maßnahmen sollte bei der Patientin eine körperliche Untersuchung (Vitalparameter, Inspektion, Palpation, Percussion und Auskultation) durchgeführt werden, danach BB (Hb, Elektrolyten, Entzündungsparameter, Tumormarkers wie CEA, CA19.9), Abdominal-Sonographie, CT-Abdomen, Test auf okkultes Blut im Stuhl, Stuhlkuktur, Koloskopie.</text:p>
      <text:p text:style-name="P63"/>
      <text:p text:style-name="P63">Sollte sich der Verdacht auf eine CED erhärten, würden wir den Patienten in der Gastroenterologie für die weitere Behandlung verlegen.</text:p>
      <text:p text:style-name="P63"/>
      <text:p text:style-name="P63">Fragen beim dritten Teil:</text:p>
      <text:p text:style-name="P63">-War die Patientin schon bei ihrem Hausarzt? Nein, weil sie Angst von einem Besuch aufgrund der COVID-Pandemie hat.</text:p>
      <text:p text:style-name="P63">-Hat die Patientin Fieber? Ich habe das vergessen zu fragen, ich mache das später bei der körperlichen Untersuchung </text:p>
      <text:p text:style-name="P63">-Wie alt ist ihr Sohn? 19</text:p>
      <text:p text:style-name="P63">(Achtung! Wir sollten nicht sagen dass eine Person an Down Syndrom leidet) Leiden= ‚to suffer from’ auf Englisch und die Bedeutung hier klingt negativ</text:p>
      <text:p text:style-name="P63">-Warum benutzt die Patientin Zinc Salbe? Sie hat ab und zu Hautflechten in der Inguinalregion </text:p>
      <text:p text:style-name="P63">-Ist die Patientin gereist? Nein</text:p>
      <text:p text:style-name="P63">-Verdachtsdiagnose? DD? </text:p>
      <text:p text:style-name="P63">-Warum sollten wir einen Test auf okkultes Blut im Stuhl veranlassen? Es könnte sein, dass der Patient nur eine Wunde um den Anus hat und keine innere Blutung, oder? Bla bla bla </text:p>
      <text:p text:style-name="P63">-Erklären Sie bitte den Verfahren (Test auf okkultes Blut im Stuhl)</text:p>
      <text:p text:style-name="P63">-Ich habe gesagt, dass Kolon Irritable eine Psychosomatische Krankheit ist aber die Oberärztin sah das anders, also haben wir hier etwas Zeit verloren.</text:p>
      <text:p text:style-name="P63">-Keine Fragen nach Therapien (Gott sei Dank 😂).</text:p>
      <text:p text:style-name="P63"/>
      <text:p text:style-name="P59"><text:span text:style-name="T2"/></text:p>
      <text:p text:style-name="P2"><text:span text:style-name="T2"/></text:p>
      <text:p text:style-name="P2"/>
      <text:p text:style-name="P46">REUTLINGEN 27.07.2022</text:p>
      <text:p text:style-name="P45"/>
      <text:p text:style-name="P45">Herzlichen Glückwunsch 🎉</text:p>
      <text:p text:style-name="P45">#FSP </text:p>
      <text:p text:style-name="P45">Hallo </text:p>
      <text:p text:style-name="P45">Ich habe heute die Prüfung abgelegt ,und Gott sei Dank bestanden </text:p>
      <text:p text:style-name="P45">Mein Fall ist covid19 </text:p>
      <text:p text:style-name="P45">Allergie: Laktoseintoleranz </text:p>
      <text:p text:style-name="P45">Exraucherin ,davor 10p,y</text:p>
      <text:p text:style-name="P45"><text:soft-page-break/>Sie trinke 1 glass Wein täglich am Abend </text:p>
      <text:p text:style-name="P45">Drogen : keine </text:p>
      <text:p text:style-name="P45">Verheiratet, 3 Kinder, Die mittlere leide an Downsyndrom . Florestin ,sie habe viel Stress in Arbeit. </text:p>
      <text:p text:style-name="P45">Vater:Gicht Mutter: gesund 5 Geschwister, eine Schwester sei an pankreaskarzinom letzte Jahr gestorben .</text:p>
      <text:p text:style-name="P45">Medikamente: zyphrich 1,0,0</text:p>
      <text:p text:style-name="P45">Ibuprofen 400 mg bei bedarf</text:p>
      <text:p text:style-name="P45">Norexan bei Schlafstörung.</text:p>
      <text:p text:style-name="P45">Matha bühreln 56 J ,1,76 m , 76 kg </text:p>
      <text:p text:style-name="P45">Sie stellte sich bei uns wegen seit 3 Tagen aufgetretener trokene Husten , Dyspnoe, cephalgie ,Dysphagie vor.</text:p>
      <text:p text:style-name="P45">Sie teilte mit ,dass die schmerzen auf 5 von 10 auf der Skala seien.</text:p>
      <text:p text:style-name="P45">Sie habe Halsschmerzen mit fester Nahrung und Flüssigkeiten .</text:p>
      <text:p text:style-name="P45">Als Begleitssymptome klagte sie über Fatigue , Engegefuhl , Herzrasen und Schweißausbrüche , Fieber 39 Heute </text:p>
      <text:p text:style-name="P45">Sie habe keine Medikamenten aufgrund der Beschwerden eingenommen. </text:p>
      <text:p text:style-name="P45">Ihr Hausarzt sei zurzeit im Urlaub, deswegen sei sie zu uns gekommen </text:p>
      <text:p text:style-name="P45">Die vegetative Anamnese ergab Insomnie Inappetenz und Gewichtzunahme von 2 kg innerhalb viertel Jahr .</text:p>
      <text:p text:style-name="P45">An Vorerkrankungen leide Sie an : Ruckenschmerzen seit 2 Jahren </text:p>
      <text:p text:style-name="P45">Gicht seit 3 Jahren </text:p>
      <text:p text:style-name="P45">Sie habe an Burnoutsyndrom gelitten ,sie behandelte bei Speziellem Arzt .(bei AA Gespräche sagte die prüferin Psychiater)</text:p>
      <text:p text:style-name="P45">Ich habe nach Voroperationen vergessen zu fragen , aber ich habe in Breif geschrieben dass ich bei körperlicher Untersuchung fragen werde ,und Sie waren dabei Zufrieden .</text:p>
      <text:p text:style-name="P45">Die anammnestischen Angaben deuten am Ehesten auf covid 19 Infektion hin.</text:p>
      <text:p text:style-name="P45">Als Differentialdiagnose kommen in betracht : </text:p>
      <text:p text:style-name="P45">Pneumonie </text:p>
      <text:p text:style-name="P45">Influenza </text:p>
      <text:p text:style-name="P45">Pertussis </text:p>
      <text:p text:style-name="P45">Zur weiteren abklärung empfehle ich <text:s/>:</text:p>
      <text:p text:style-name="P45">Korperliche Untersuchung </text:p>
      <text:p text:style-name="P45">Laboruntersuchungen: BB , CRP ,BSG , corona schnelltest , Nasenabstrich um wir covid PCR nachzuweisen. </text:p>
      <text:p text:style-name="P45">Röntgen Thorax .</text:p>
      <text:p text:style-name="P45">Sollte sich die Verdachtsdiagnose bestätigen ,schlage ich die Therapie vor</text:p>
      <text:p text:style-name="P45">Qarantine 15 Tagen</text:p>
      <text:p text:style-name="P45">Analgetikum und Antiperytikum Parsytamol .</text:p>
      <text:p text:style-name="P45">Antitusiva Codein</text:p>
      <text:p text:style-name="P45">Die Prüferin fügte wassetrinken 😅 hinzu .</text:p>
      <text:p text:style-name="P45">Fach Begriffe:</text:p>
      <text:p text:style-name="P45">Gastral</text:p>
      <text:p text:style-name="P45">Kropf</text:p>
      <text:p text:style-name="P45">Myokardinfarkt</text:p>
      <text:p text:style-name="P45">Katrakt</text:p>
      <text:p text:style-name="P45">Meläna</text:p>
      <text:p text:style-name="P45">Und weitern,aber ich habe vergessen, sie waren einfacher. <text:s/></text:p>
      <text:p text:style-name="P45">Das war meine vierte mal ,Davor habe ich myokardinfarkt , Zöliakie, Fibromyalgie. </text:p>
      <text:p text:style-name="P45">Andere Sieben Kollegen haben lyme Borreliose. </text:p>
      <text:p text:style-name="P45">6 bestanden und eine Frau leider nicht bestanden. </text:p>
      <text:p text:style-name="P45">Ich möchte mich Frau ceßa</text:p>
      <text:p text:style-name="P45">Bedanken ,Sie haben mir so viel geholfen .</text:p>
      <text:p text:style-name="P45"><text:soft-page-break/>#Reutlingen</text:p>
      <text:p text:style-name="P3"/>
      <text:p text:style-name="P46">REUTLINGEN 27.07.2022</text:p>
      <text:p text:style-name="P40"/>
      <text:p text:style-name="P30">Herzlichen Glückwunsch 🎉</text:p>
      <text:p text:style-name="P30"/>
      <text:p text:style-name="P30">Guten Abend an alle.</text:p>
      <text:p text:style-name="P30">Heute habe ich in Reutlingen meine Prüfung abgelegt und Gott sei Dank bestanden. </text:p>
      <text:p text:style-name="P30">Meinen Fall war Lyme Borreliose, der Pat. hat sehr schnell gesprochen und ich habe ihm gebietet langsamer zu erklären. </text:p>
      <text:p text:style-name="P30">Die Kommission war sehr sehr nett und ruhig. Ich hatte Glück, mit der Gespräch am Anfang habe ich mich beruhigt 😊</text:p>
      <text:p text:style-name="P30">Das zweite Teil läuft schnell, ich rate Ihnen Briefe zu schreiben und regelmäßig üben.</text:p>
      <text:p text:style-name="P30">3te Teil war kurz bei mir. Fragen nach:</text:p>
      <text:p text:style-name="P30">Inkubationszeit, Therapie und FSME.</text:p>
      <text:p text:style-name="P30">Fachbegriffe gibt 12: Infusion, Dehidratation, Kaudal, ich erinnere mich nicht an die Andere.</text:p>
      <text:p text:style-name="P30">#Reutlingen</text:p>
      <text:p text:style-name="P3"/>
      <text:p text:style-name="P3"/>
      <text:p text:style-name="P3"/>
      <text:p text:style-name="P46">REUTLINGEN 03.08.2022</text:p>
      <text:p text:style-name="P40"/>
      <text:p text:style-name="P30">Herzlichen Glückwunsch 🎉🥳</text:p>
      <text:p text:style-name="P30"/>
      <text:p text:style-name="P30">Hallo zusammen.. Heute habe ich den Prüfung und Got sei Dank habe ich bestanden.</text:p>
      <text:p text:style-name="P30">Der patient befand sich in leicht reduziertem AZ und normalem EZ. Er stellte sich mit seit 3 Monaten bestehenden diffusen Abdominalenschmerzen vor. Des Weiteren klagte der Pat. über Angeschlagenheit, Narkolepsie, Nausea, Belastungsdyspnoe und Beinödeme.</text:p>
      <text:p text:style-name="P30">Die Vegetative Anamnese sei bis auf Inappetenz, Gewichtszunahme, Insomnia und weicherer heller Fäzes unaufällig.</text:p>
      <text:p text:style-name="P30">Er leide nicht an irgendwelche chronische Erkrankungen und nehme keine Medikamente ein.</text:p>
      <text:p text:style-name="P30">Keine Allergien seien bekannt</text:p>
      <text:p text:style-name="P30">Nikotinabusus wurde verneint.</text:p>
      <text:p text:style-name="P30">Alkoholkonsum wurde mit 2 Bieren/Stunde bejaht.</text:p>
      <text:p text:style-name="P30">Er arbeite als Straßenbau. Er sei geschieden und lebe mit Ihren Eltern. Er habe 2 gesunde Kindern.</text:p>
      <text:p text:style-name="P30">Die Anamnese deutet auf eine Lebercirrose ein.</text:p>
      <text:p text:style-name="P30">Differentialdiagnostik kommen in Betracht:</text:p>
      <text:p text:style-name="P30">Cholesystitis</text:p>
      <text:p text:style-name="P30">Chronische Pancreatitis</text:p>
      <text:p text:style-name="P30">entzündliche Darmerkrankungen</text:p>
      <text:p text:style-name="P30">Hepatocellularkarzinom</text:p>
      <text:p text:style-name="P30">Pankreaskarzinom. </text:p>
      <text:p text:style-name="P30"/>
      <text:p text:style-name="P30">Stationär Aufnahme</text:p>
      <text:p text:style-name="P30">Allgemeine Maßnahmen</text:p>
      <text:p text:style-name="P30"><text:s text:c="2"/>Alkoholkarenz</text:p>
      <text:p text:style-name="P30"><text:s text:c="2"/>Patientenschulung</text:p>
      <text:p text:style-name="P30"><text:s text:c="3"/>Ernährungsberatung</text:p>
      <text:p text:style-name="P30">BB, Leberwerte, Gerinung, Nierenwerte, Amylase, Lipase . Tumormarker</text:p>
      <text:p text:style-name="P30">Abdomensonografi,( pat. ein bischen erklären) CT abdomen ( auch das mit 2 oder 3 Sätze), Asites Punktion. ( warum sollen wir nicht alles punktieren- wegen Eiweiß)</text:p>
      <text:p text:style-name="P30">Alkoholentzug haben die Prüfer gefragt.</text:p>
      <text:p text:style-name="P30"><text:soft-page-break/>Die Prüfern waren super nett. Die Sprache ist die wichtigste in dieser Prüfung.</text:p>
      <text:p text:style-name="P30">Fachbegriffe:</text:p>
      <text:p text:style-name="P30">Mandibula</text:p>
      <text:p text:style-name="P30">Intubation</text:p>
      <text:p text:style-name="P30">Anorexia nervosa</text:p>
      <text:p text:style-name="P30">Drainage</text:p>
      <text:p text:style-name="P30">Gastroskopie</text:p>
      <text:p text:style-name="P30">Neoplasma</text:p>
      <text:p text:style-name="P30">Die andere leider kann ich nicht erinnern.</text:p>
      <text:p text:style-name="P30">Vielen Dank an alle, die sich für diese Gruppe eingesetzt haben</text:p>
      <text:p text:style-name="P30"/>
      <text:p text:style-name="P30"/>
      <text:p text:style-name="P30"/>
      <text:p text:style-name="P46">REUTLINGEN 04.08.2022</text:p>
      <text:p text:style-name="P30">Herzlichen Glückwunsch 🎉</text:p>
      <text:p text:style-name="P30"/>
      <text:p text:style-name="P30">Ich habe gestern die Prüfung in Reutlingen gemacht und gott sei dank bestanden </text:p>
      <text:p text:style-name="P30">Fall (Gastritis)</text:p>
      <text:p text:style-name="P30">Herr Klaus Knopf 65j tritt sich bei uns wegen seit 3 Wochen bestehender Bauchkrämpfe vorgestellt hat. Er berichtete dass die Schmerzen plötzlich aufgetreten seien und sich seit 3 Tagen verschlimmert hätten. Er klagte auch über wässrige, grünliche Diarrhö, und trockenen Husten . Die Frage nach hämatochezie wurde verneint. Die vegetative Anamnese ist unauffällig bis auf Übelkeit, insomnie und inappetenz. Der patient trinle nur tee. Als VE leide er an Kyphose seit 20 Jahren, Arrhythmie und er sei einmal mit Herpes Zoster infiziert worden. Als Med nehme er regelmäßig b blocker und immodium wegen der Diarrhö. </text:p>
      <text:p text:style-name="P30">Der patient habe seinen eigenen textilbetrieb und er habe eine Partnerin. FA vater sei gestorben wegen Blutung von ösophagealvarizen aber die Mutter lebe noch. Sie sei gesund</text:p>
      <text:p text:style-name="P30"><text:s/>A-A Gespräch </text:p>
      <text:p text:style-name="P30">VD</text:p>
      <text:p text:style-name="P30">DD</text:p>
      <text:p text:style-name="P30">Wie gehen sie vor ?</text:p>
      <text:p text:style-name="P30">Was arbeitet der Patient und pber seine Partnerin ? Weil das war nicht direkt gefragt sonder einfach während das Gespräch und der patient spricht schnell auch</text:p>
      <text:p text:style-name="P30">Die AA Gespräch war wie eine Diskussion nicht fragen ind Antworten. Sondern Vorschläge von dem Oberarzt und wir sprechen darüber wie vielleicht der OA gesagt ich denke dass ist eine Ulzerosa Kolitis warum denkst du das nicht auch ? Der patient hat keine Blutung. Ich habe das mehrmals gefragt und der patient hat Blutung verneint auch. </text:p>
      <text:p text:style-name="P30">Insgesamt es geht wirklich um die Sprache ja natürlich muss man medizinische Kenntnisse haben aber was ist wirklich bewertet ist die Sprache. Und mein Rat an euch immer gut zuhören weil der patient kann so viel info im selben Satz sagen. Meine frage nach Alkohol zb hat der patient gefragt mit ja zuvor mit meiner Freundin nach meiner Arbeit weil ich habe ein textilbetrieb und die Arbeit ist immer stressig .</text:p>
      <text:p text:style-name="P30">Fachbegriffe </text:p>
      <text:p text:style-name="P30">Ischialgie</text:p>
      <text:p text:style-name="P30">Perforation</text:p>
      <text:p text:style-name="P30">Myom</text:p>
      <text:p text:style-name="P30">Malignom</text:p>
      <text:p text:style-name="P30">Uterus</text:p>
      <text:p text:style-name="P30">Ileus</text:p>
      <text:p text:style-name="P30">Agonie</text:p>
      <text:p text:style-name="P30">Und paar andere ( ich erinnere mich nicht momentan aber sie sind in der liste )</text:p>
      <text:p text:style-name="P30"/>
      <text:p text:style-name="P30"><text:soft-page-break/>#Reutlingen</text:p>
      <text:p text:style-name="P30"/>
      <text:p text:style-name="P46">REUTLINGEN 05.08.2022</text:p>
      <text:p text:style-name="P30"/>
      <text:p text:style-name="P30">Patient :Harri Büchert</text:p>
      <text:p text:style-name="P30">Alter :53 / 16.09.1959</text:p>
      <text:p text:style-name="P30">Gewicht :92 kg</text:p>
      <text:p text:style-name="P30">Größe : 1.70 </text:p>
      <text:p text:style-name="P30">Herr Büchert ist ein 53 jähriger Patient ,der sich heute Morgen wegen seit 3-4 Wochen langsam bestehender,starker,</text:p>
      <text:p text:style-name="P30">zuhnehmender, dauerhafter ,rechseitiger Schmerzen in der ersten 3 Fingern mit Austrahlung in den Unterarm vorstellte.</text:p>
      <text:p text:style-name="P30">Der Patient berichtet ,dass die Schmerzen in der Nacht stärker geworden.</text:p>
      <text:p text:style-name="P30">Der Patient bewertet sich die Schmerzen 5-6 von 10 auf einer Skala.</text:p>
      <text:p text:style-name="P30">Er sei Busfahrer von Beruflich ,deswegen habe er Schwierigkeiten beim Fahren.</text:p>
      <text:p text:style-name="P30">Wenn er die Rolle greift ,treten Ameisenlaufen und Kribbeln auf.</text:p>
      <text:p text:style-name="P30">Taubheitsgefühl, Kälte Haut, Kraftlosigkeit,Parese / Paralyse würde von ihm verneint.</text:p>
      <text:p text:style-name="P30">Gegen der Schmerzen habe er Ibuprofen 600 mg (2-3 mal) und Paracetamol 500 mg eingenommen,aber das habe ihm nicht geholfen.</text:p>
      <text:p text:style-name="P30">Er reagiere allergisch auf Erdbeeren .Es außert sich mit <text:s/>komischen Gefühl im Mund ,Lippen ödeme und Pruritus in der Handinnenläche.</text:p>
      <text:p text:style-name="P30">Er habe 20 Jahren 20 Stück Zigarette geraucht .</text:p>
      <text:p text:style-name="P30">Nach dem.Geburt der Enkelin habe er mit dem Rauchen aufgehört.</text:p>
      <text:p text:style-name="P30">Er trinke eine Flasche Bier am Abends .</text:p>
      <text:p text:style-name="P30">Er habe keine Drogen verwendet.</text:p>
      <text:p text:style-name="P30">Er sei voll geimpft</text:p>
      <text:p text:style-name="P30">Er sei vor 8 Jahren wegen <text:s/>eines Unfalls operiert worden.</text:p>
      <text:p text:style-name="P30">Er habe <text:s/>Schädel Hirn Trauma und Radiusfraktur gehabt.</text:p>
      <text:p text:style-name="P30">Er <text:s/>sei 2 Woche in der intensive Station geblieben.</text:p>
      <text:p text:style-name="P30">Er sei verheiratet .Er lebe mit seiner Familie in einer Wohnug.</text:p>
      <text:p text:style-name="P30">Er habe eine Tochter und 3 Enkelinen.</text:p>
      <text:p text:style-name="P30">Alle seien gesund.</text:p>
      <text:p text:style-name="P30">Er sei Busfahrer von beruflich.</text:p>
      <text:p text:style-name="P30">Er habe viel Stress auf der Arbeit.</text:p>
      <text:p text:style-name="P30">Sein Vater sei im Alter von 85 an Karzinom gestorben.</text:p>
      <text:p text:style-name="P30">Seine Mutter leide an MS.</text:p>
      <text:p text:style-name="P30">Sie sei 70 </text:p>
      <text:p text:style-name="P30">Er sei einzig .</text:p>
      <text:p text:style-name="P30">(Karpaltunnelsyndrom)</text:p>
      <text:p text:style-name="P30">#Reutlingen</text:p>
      <text:p text:style-name="P30"/>
      <text:p text:style-name="P30"/>
      <text:p text:style-name="P46">REUTLINGEN 10.08.2022</text:p>
      <text:p text:style-name="P30"/>
      <text:p text:style-name="P30">Heute war dran pyelonephritis (bestanden). </text:p>
      <text:p text:style-name="P30"/>
      <text:p text:style-name="P30"/>
      <text:p text:style-name="P46">REUTLINGEN 10.08.2022</text:p>
      <text:p text:style-name="P30">Hallo, Leute</text:p>
      <text:p text:style-name="P30">Heute habe ich die FSP in Reutlingen zum ersten mal abgelegt und bestanden. Mein Fall war die Harnwegsinfektion.</text:p>
      <text:p text:style-name="P30"><text:soft-page-break/></text:p>
      <text:p text:style-name="P30">Der Name der Patientin: Lisa Häberle</text:p>
      <text:p text:style-name="P30"/>
      <text:p text:style-name="P30">Die Frau Lisa Häberle hat sich heute nachmittag bei uns in der Notfallaufnahme wegen seit gestern Abend bestehender, langsam progredienter, stechender, sehr starker Schmerzen im Flankenbereich vorgestellt. Die Pat. hat berichtet, die Schmerzen seien gestern Abend aufgetreten, dann habe sie als dumpf empfunden. Seit heute Morgen hätten sich die Schmerzen verschlechtert. Die Schmerzintensität sei 9 von 10 auf der Skala. Gestern Abend habe sie sich einmal mit wässrigem Inhalt übergeben. Aktuell sei ihr nicht übel. Die Schmerzen seien von Fieber( 39,5 Grad), Abgeschlagenheit, Schüttelfrost begleitet.</text:p>
      <text:p text:style-name="P30"/>
      <text:p text:style-name="P30">Seit 2 Wochen fühle sie sich irgendwie krank. Sie habe an Zystitis gelitten. Dagegen habe sie keine Medikamente eingenommen und keinen Arzt aufgesucht. <text:s/>Nur habe sie viel Wasser getrunken. </text:p>
      <text:p text:style-name="P30">Die vegetative Anamnese sei unauffällig bis auf Dysurie ( seit Tagen starke, brennende Schmerzen beim Wasserlassen), Insomnie( Der Ehemann habe vor 9 Jahren Selbstmord gemacht, seit 9 Jahren könne sie nicht gut schlafen) und Pollakisurie.</text:p>
      <text:p text:style-name="P30"/>
      <text:p text:style-name="P30">An Vorerkrankungen leide sie an Diabetes Mellitus ( Dagegen Metformin 1000 mg 1-0-1) und an COPD ( Dagegen Spiriva Spray bei Bedarf). Sie sei nur einmal an Katharakta operiert worden. </text:p>
      <text:p text:style-name="P30">Sie sei allergisch gegen <text:s text:c="2"/>Penicillin, reagiere mit Exanthem. Sie habe auch Novalginunverträglichkeit. Wenn sie Novalgin Tropfen einnehme, fühle sie sich irgendwie krank.</text:p>
      <text:p text:style-name="P30">Sie sei verwitwet, wohne alleine, habe eine Tochter und einen Sohn. Der Sohn leide derzeit an Varizella Zooster. Die Tochter sei gesund.</text:p>
      <text:p text:style-name="P30">In der Familie zeigten sich Parkinson bei der Mutter und Myokard infarkt bei dem Vater. Sie seien schon gestorben. Sie habe nur eine Schwester, die gesund sei. </text:p>
      <text:p text:style-name="P30">Sie sei die Kassierin bei Rewe, treibe regelmäßig keinen Sport, möge Spaziergang machen.</text:p>
      <text:p text:style-name="P30"/>
      <text:p text:style-name="P30">Beim Arzt-Arzt Gespräch habe ich alles spontan gesagt. Deshalb habe ich fast keine Fragen bekommen. Sondern haben sie mir die Arbeitsstelle angeboten. Sie waren mit meiner Sprache sehr zufrieden.</text:p>
      <text:p text:style-name="P30">Die Komission war sehr nett, die Prüfung war nicht schwierig.</text:p>
      <text:p text:style-name="P30">Ich wünche euch viel Erfolg.</text:p>
      <text:p text:style-name="P46"/>
      <text:p text:style-name="P46">REUTLINGEN 10.08.2022</text:p>
      <text:p text:style-name="P30"/>
      <text:p text:style-name="P30">Hallo Leute, </text:p>
      <text:p text:style-name="P30">Heute habe ich auch in Reutlingen FSP zum ersten mal abgelegt und bestanden. Mein Fall war Pyelonephritis. </text:p>
      <text:p text:style-name="P30">Patient: Stefan Aumiller</text:p>
      <text:p text:style-name="P30"/>
      <text:p text:style-name="P30">Herr Aumiller ist 78 jähriger Patient, der sich heute bei uns wegen seit gestern dauerhaft bestehender, dumpfer, stechender Schmerzen mit Ausstrahlung in den Rücken und rechten Unterbauch vorstellte. Er berichtet, dass die Schmerzen im Laufe der Zeit verschlechtert hätten. Er bewertete sich die Schmerzen auf eine Schmerzskala mit 7-8 von 10. Des Weiteren klagt der Patient über Fieber(über 39°C), Dysurie(brennende Schmerzen beim Wasserlassen), Nykturie, Pollakisurie und Erbrechen(1 mal). </text:p>
      <text:p text:style-name="P30">Die Vegetative Anamnese ist unauffällig bis auf:</text:p>
      <text:p text:style-name="P30">Inappetenz(aufgrund von aktuellen Beschwerden) </text:p>
      <text:p text:style-name="P30">Insomnie (Die Ehefrau habe vor 9 Jahren Suizid gemacht, seitdem besteht diese Beschwerde.) </text:p>
      <text:p text:style-name="P30">Obstipation</text:p>
      <text:p text:style-name="P30"/>
      <text:p text:style-name="P30">VE:</text:p>
      <text:p text:style-name="P30"><text:soft-page-break/>DM Typ2</text:p>
      <text:p text:style-name="P30">COPD</text:p>
      <text:p text:style-name="P30">Prostatahyperplasie</text:p>
      <text:p text:style-name="P30"/>
      <text:p text:style-name="P30">Medikament:</text:p>
      <text:p text:style-name="P30">Metformin 1000mg (1-0-1) </text:p>
      <text:p text:style-name="P30">Spiriva - bei Bedarf</text:p>
      <text:p text:style-name="P30">Zäpfchen(erinnen mich nicht der Name) - bei Bedarf</text:p>
      <text:p text:style-name="P30"/>
      <text:p text:style-name="P30">OP: habe ich vergessen zu fragen. Beim AA - gespräch habe ich gesagt, dass ich darüber bei der körperliche Untersuchung fragen werde. </text:p>
      <text:p text:style-name="P30"/>
      <text:p text:style-name="P30">Allergie: gegen Nikel(er kann nicht Uhr tragen) - äußert sich mit Exanthem und Erythem</text:p>
      <text:p text:style-name="P30"/>
      <text:p text:style-name="P30">Sozial:</text:p>
      <text:p text:style-name="P30">Er sei verwitwet und habe eine Tochter, wohne mit seiner Tochter zusammen. Ersei Rentner, aber davor habe er als Optiker gearbeitet. </text:p>
      <text:p text:style-name="P30"/>
      <text:p text:style-name="P30">Familienanamnese:</text:p>
      <text:p text:style-name="P30">Tochter - leide an Myopie(-10D). </text:p>
      <text:p text:style-name="P30"/>
      <text:p text:style-name="P30">Fachbegriffe:</text:p>
      <text:p text:style-name="P30">Hypophysen</text:p>
      <text:p text:style-name="P30">Gonaden</text:p>
      <text:p text:style-name="P30">Apoplektischer Ischämie</text:p>
      <text:p text:style-name="P30">Medulla oblangata</text:p>
      <text:p text:style-name="P30">Zoster</text:p>
      <text:p text:style-name="P30">Synechien</text:p>
      <text:p text:style-name="P30">Endometrium</text:p>
      <text:p text:style-name="P46"/>
      <text:p text:style-name="P46">REUTLINGEN 28.09.2022</text:p>
      <text:p text:style-name="P30"/>
      <text:p text:style-name="P30">Hallo, Leute</text:p>
      <text:p text:style-name="P30">Ich habe die FSP in Reutlingen zum ersten mal abgelegt und Got sei Dank bestanden. Mein Fall war die Erkältung(Influenza oder COVID)</text:p>
      <text:p text:style-name="P30"/>
      <text:p text:style-name="P30">Herr Salzbrenner Hans ist 58-jähriger Patient,der sich heute nachmittag bei uns in der Notfallaufnahme wegen seit 5 Tagen bestehender Cephalgie und Husten vorgestellt hat.Der Pat. hat berichtet, dass morgens der Husten mit Sputum sei. Gegen Cephalgie habe er IBU 400 mg, welches ihm geholfen habe. Seit heute Morgen hätten sich die Schmerzen verschlechtert. Die Schmerzen seien von Fieber( 39 C), Fatigue, Schüttelfrost begleitet.</text:p>
      <text:p text:style-name="P30">Seit 5 Tagen fühle er sich irgendwie krank. </text:p>
      <text:p text:style-name="P30"/>
      <text:p text:style-name="P30">Die Fragen nach <text:s/>ähnlichen vorherigen Beschwerden und Emesis,Nausea wurden verneint.</text:p>
      <text:p text:style-name="P30">Die vegetative Anamnese sei unauffällig, bis auf Hustenbedingte Parasomnie, Inappetenz, ab und zu Flatulenz.</text:p>
      <text:p text:style-name="P30"/>
      <text:p text:style-name="P30">An Vorerkrankungen leide er an Gicht seit langem und Lumbalgo seit 5 Jahren.</text:p>
      <text:p text:style-name="P30">Er sei vor 13 Jahren an Karpal Tunel operiert worden. Und vor 5 Jahren habe er sein Daumen mit Scheere geschnitten und es wurde genäht.</text:p>
      <text:p text:style-name="P30">In Bezug auf Medikamente nehme er Ibuprofen 400 mg b.B, Zyklus 300 mg 1-0-0, Lefax 1 Kap. b.B ein.</text:p>
      <text:p text:style-name="P30"><text:soft-page-break/>Er sei allergisch gegen <text:s/>Amoxycillin, die sich mit Exanthem zeige. </text:p>
      <text:p text:style-name="P30">Seit mit 17-18. Lebensjahr rauche er täglich 10-20 Zigaretten und abends 1 Glas,Wochenende 2 Gläser Bier trinke er.</text:p>
      <text:p text:style-name="P30">Er sei verheiratet, habe 3 Kinder, 2 von ihnen seien gesund,die andere leide an Daun Syndrom. Sei Florist(Gärtner) von Beruf.</text:p>
      <text:p text:style-name="P30">In der Familie zeigten sich Ileus bei der Mutter und Steinstaublunge beim Vater. Sie seien schon gestorben. </text:p>
      <text:p text:style-name="P30"/>
      <text:p text:style-name="P30">Beim Arzt-Arzt Gespräch habe ich alles spontan erzählt.Am Ende hat der Oberarzt die folgenden Fragen gestellt:</text:p>
      <text:p text:style-name="P30">Was machen Sie um die Diagnose zu sichern?</text:p>
      <text:p text:style-name="P30">-Schnelltest, KU:Inspektion an Hals,ob Rubor,Tumor es gibt.Auskultation,um Pneumonie auszuschließen + Rhöntgenaufnahme. Wenn es im Hals etwas auffälliges gibt,würde ich Abstrich nehmen,um die bakterielle Infektion auszuschließen.</text:p>
      <text:p text:style-name="P30">Was würden Sie machen beim Nachweis zur bakteriellen Infektion?</text:p>
      <text:p text:style-name="P30">-Antibiotikatherapie(besonders nicht mit Beta laktam,weil Allergie bekannt ist) mit Makrolid.</text:p>
      <text:p text:style-name="P30">Die Komission war sehr nett, während der Prüfung haben Sie mit mir viel Witze gemacht))Eigentlich war die Prüfung nicht schwierig.</text:p>
      <text:p text:style-name="P30">Fachbegriffe: Exazerbation,Synechien,Hypophysen,Gonaden,Schyzofrenie,Medulla oblangata,Incision,Apoplektischer Insult,Zoster, an die andere zwei erinnere ich mich nicht.</text:p>
      <text:p text:style-name="P30">Ich wünche euch viel Erfolg💫</text:p>
      <text:p text:style-name="P30"/>
      <text:p text:style-name="P30"/>
      <text:p text:style-name="P46">REUTLINGEN 05.10.2022</text:p>
      <text:p text:style-name="P30"/>
      <text:p text:style-name="P30">Hallo, Leute</text:p>
      <text:p text:style-name="P30">Ich habe die FSP in Reutlingen und Got sei Dank bestanden. Mein Fall war die chronische Alkoholabhängigkeit. </text:p>
      <text:p text:style-name="P30">Herr Walter Krause 45-jähriger Patient, der sich heute bei uns in der Notaufnahme wegen seit 2-3 Wochen Nausea und Pyrosis vorgestellt hat. Des Weiteren klagte der Patient über Tremor, Nachtschweiß, Insomnie und Inappetenz. Die Fragen nach Fatigue, raschen Gewichtsverlust, Diarrhö, Pyrexie, Emesis sowie Dysurie wurden verneint. Der Patient berichtet, dass ein Schnapp ihn die Beschwerden gelindert habe 😀</text:p>
      <text:p text:style-name="P30"/>
      <text:p text:style-name="P30">Die Vorerkrankungenanamnese wurde unauffällig. Zustand nach Handgelenkfraktur re vor 10 Jahren (FahrradUnfall), Unterschenkelfraktur re vor 4 Jahren (anderes Unfall aber ich habe es nicht notiert). Status post contusio cerebri nach anderen Unfall 😆vor 2 Jahren, damit sei der Patient im Krankenhaus worden. </text:p>
      <text:p text:style-name="P30">Allergien wurden verneint. </text:p>
      <text:p text:style-name="P30">Und jetzt :</text:p>
      <text:p text:style-name="P30">Nikotinabusus wurde mit 20-30 selbstgemachten Zigaretten seit 5 Jahren, damals normale Zigaretten seit umgefahr 20 Jahren bejaht. Alkoholabusus wurde mit 1 Flasche Bier abend sowie Schnapps bejaht (Der Prüfer hat mich gefragt, ob ich ihn vertraue xd). Drogenabusus wurde derzeit verneint, davor habe der Patient Hasch (Haschisch?) mit 14-15 Alter probiert.</text:p>
      <text:p text:style-name="P30">Die Mutter des Patienten habe an Herzinfarkt gelitten und sei wegen Demenz gestorben. Der Vater des Patienten sei auch Alkoholabähangig und an Lerzirrhose gestorben. </text:p>
      <text:p text:style-name="P30">Der Patient sei geschieden, lebe allein in einer Wohnung, habe 2 Kinder (der Patient hatte eine sehr gute Laune und sagte 'mein Sohn ist außerehelich - ich kannte diese Begriffe nicht und wenn ich ihn danach gefragt, sagte er - das ist meine süße Geheimnis 🤫).</text:p>
      <text:p text:style-name="P30"/>
      <text:p text:style-name="P30">Generell war die Komission sehr nett, aber der Fall war ziemlich schwierig. Am Ende hat der Patient gefragt, ob er in die Kantine gehen können 😂</text:p>
      <text:p text:style-name="P30"><text:soft-page-break/>Fachbegriffe: colon iritabile, malignom, Urosepsis, Zytostatika, Cholangiom, letal, alkalisch, Hämatemesis, Flexion, somnolent</text:p>
      <text:p text:style-name="P30"/>
      <text:p text:style-name="P3"/>
      <text:p text:style-name="P50">Reutlingen <text:span text:style-name="T6">[</text:span>08.12.2022<text:span text:style-name="T6">]</text:span></text:p>
      <text:p text:style-name="P16">FSP-Reutlingen</text:p>
      <text:p text:style-name="P16"/>
      <text:p text:style-name="P16">Mein Fall war pAVK</text:p>
      <text:p text:style-name="P16"/>
      <text:p text:style-name="P16">ACE-Hemmer: Angioödem</text:p>
      <text:p text:style-name="P16"/>
      <text:p text:style-name="P16">Raucher seit 30J., früher 2 1/2 Schachteln/Tag, seit 2 1/2 J. 3-4 Zig./Tag</text:p>
      <text:p text:style-name="P16">1 Flasche Rotwein am Wochenende</text:p>
      <text:p text:style-name="P16">Drogenkonsum wurde verneint.</text:p>
      <text:p text:style-name="P16"/>
      <text:p text:style-name="P16">Kurierfahrer</text:p>
      <text:p text:style-name="P16">verheiratet</text:p>
      <text:p text:style-name="P16">2 gesunde Kinder</text:p>
      <text:p text:style-name="P16"/>
      <text:p text:style-name="P16">M: an Ruptur eines abdominallen Aortaaneurysma mit 72 J. gestorben</text:p>
      <text:p text:style-name="P16">V: Surditas</text:p>
      <text:p text:style-name="P16"/>
      <text:p text:style-name="P16"/>
      <text:p text:style-name="P16">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6">Der Patient klagte auch über blasse, kälte Haut und Haarausfall im betroffenen Gebiet.</text:p>
      <text:p text:style-name="P16">Die vegetative Anamnese ist unaufällig bis auf schmerzbedingte Insomnie.</text:p>
      <text:p text:style-name="P16">Am Vorerkrankungen seien bekannt:</text:p>
      <text:p text:style-name="P16">-MI vor 2 1/2 J., mit PTCA behandelt, medikamentös mit ASS 100 mg 1-0-0 eingestellt</text:p>
      <text:p text:style-name="P16">-Hyperlipidämie seit 5 J., medikamentös mit Sortis 40 mg eingestellt</text:p>
      <text:p text:style-name="P16">-aHT seit 13 J., medikamentös mit Bisoprolol 5 mg 1-0-0 eingestellt </text:p>
      <text:p text:style-name="P16">-Obstipation seit 6 J., mit Dulcolax b.B. behandelt</text:p>
      <text:p text:style-name="P16">Der Patient nehme zusätzlich Ibuprofen 400 b.B. ein.</text:p>
      <text:p text:style-name="P16">Der Patient habe keine Vorop. gehabt.</text:p>
      <text:p text:style-name="P16">Fragen:</text:p>
      <text:p text:style-name="P16">Die wichtigste Untersuchung in pAVK?</text:p>
      <text:p text:style-name="P16">Andere Untersuchungen, wenn der Pat allergie gegen KM hat? Co2 angio</text:p>
      <text:p text:style-name="P16">Wie erkennt man Gefäßverengungen auf Sono?</text:p>
      <text:p text:style-name="P16">Behandlung pAVk je nach Stadium.</text:p>
      <text:p text:style-name="P16">Behandlungen wenn der Stenose in der infrarenaler Aorta lokalisiert ist. Über Leriche Syndrom sprechen.</text:p>
      <text:p text:style-name="P16">Die Prüfer waren nett, aber der Parient hat sehr viel in Dialekt gesprochen. </text:p>
      <text:p text:style-name="P16">Fachbegriffe: Obstipation, Mandibula, Blutübertragung, präventiv , mortal, Basaliom, Osteogenese, Retina, Antitussivum, Pertussis, Hodentorsion, Dekubitus.</text:p>
      <text:p text:style-name="P3"/>
      <text:p text:style-name="P46">REUTLINGEN 12.10.2022</text:p>
      <text:p text:style-name="P30">Mein Fall in Reutlingen war Myokardinfarkt. Ein 78-jähriger Patient mit Thoraxschmerzen seit 2 Stunden. </text:p>
      <text:p text:style-name="P30"><text:soft-page-break/>Fachbegriffe: Pediculosis capitis</text:p>
      <text:p text:style-name="P30">Tibia </text:p>
      <text:p text:style-name="P30">Rediziv</text:p>
      <text:p text:style-name="P30">Amenorrhoe </text:p>
      <text:p text:style-name="P30">Ulcus cruris </text:p>
      <text:p text:style-name="P30">Claudication intermittens </text:p>
      <text:p text:style-name="P30">Abortus immitens</text:p>
      <text:p text:style-name="P30">Teratogen</text:p>
      <text:p text:style-name="P30">Mykotoxin </text:p>
      <text:p text:style-name="P30">hyperventilieren</text:p>
      <text:p text:style-name="P30">ektropionieren</text:p>
      <text:p text:style-name="P30">Mandibula</text:p>
      <text:p text:style-name="P30"/>
      <text:p text:style-name="P30"/>
      <text:p text:style-name="P30"/>
      <text:p text:style-name="P46">REUTLINGEN 20.10.2022</text:p>
      <text:p text:style-name="P46"/>
      <text:p text:style-name="P30">Liebe Kolleginnen und Kollegen, heute habe ich die FSP in Reutlingen abgelegt und Got sei Dank bestanden, mein Fall war pAVK </text:p>
      <text:p text:style-name="P30">Löffler Manfred 67 J.</text:p>
      <text:p text:style-name="P30">Stellte sich bei uns wegen seit einem viertel Jahr bestehender zunehmender bohrender linkseitiger Unterschenkelschmerzen ohne Ausstrahlung vor.</text:p>
      <text:p text:style-name="P30">Er berichtet, dass die Schmerzen belastungsabhängig seien und sich beim Laufen und Treppen Steigen.</text:p>
      <text:p text:style-name="P30">Die Schmerzen treten nach ca. 52m auf.</text:p>
      <text:p text:style-name="P30">Die Schmerzintensität liegt bei 8-9 auf der Schmerzskala.</text:p>
      <text:p text:style-name="P30">Darüber hinaus klagt er über blasse glänzende und kalte Haut sowie Haarausfall.</text:p>
      <text:p text:style-name="P30">Er fügt hinzu, dass er <text:s/>beim Treppen Teigen Dyspnoe habe.</text:p>
      <text:p text:style-name="P30">Die VA zeigt Obstipation, morgendliche produktive Tussis mit hellem Sputum. </text:p>
      <text:p text:style-name="P30">An VE leide er an : a.H.T seit de 50. Lebensjahr, Hypercholestärinemie und Myokardinfarkt vor 2,5 Jahren deswegen wurde einen Stent implantiert.</text:p>
      <text:p text:style-name="P30">Der patient sei wegen Diskusprolaps vor 4 Jahren operiert worden.</text:p>
      <text:p text:style-name="P30">Der Patient nehme regelmäßig ein : Beloc zock 50mg 1.0.0, ASS 100mg 1.0.0, Statin 40 mg 0.0.1.</text:p>
      <text:p text:style-name="P30">Er sei allergisch gegen ACE Hemmern (Halsödem) und vollständig geimpft.</text:p>
      <text:p text:style-name="P30">Nikotinkonsum : zurzeit rauche er 3-5 Zig. / Tag und früher habe er 20-30 Zigaretten /Tag für 40 Jahren.</text:p>
      <text:p text:style-name="P30">Alkoholkonsum : 2-3 Bier am wochenende.</text:p>
      <text:p text:style-name="P30">Drogenkonsum und sportliche Aktivitäten wurden verneint.</text:p>
      <text:p text:style-name="P30">Vater : Hörstörungen.</text:p>
      <text:p text:style-name="P30">Mutter : an abdominalen Aneurysmasruptur mit 87 J. gestorben.</text:p>
      <text:p text:style-name="P30">Geschwister : keine.</text:p>
      <text:p text:style-name="P30">Kinder : 2 (gesund).</text:p>
      <text:p text:style-name="P30">Rentner (Ex-Taxifahrer)</text:p>
      <text:p text:style-name="P30">Verheiratet und lebe mit seiner Ehefrau.</text:p>
      <text:p text:style-name="P30">VD : pAVK</text:p>
      <text:p text:style-name="P30">Die Komission war sehr nett und hat Fragen über die Anamnese und die Behandlung vom Patienten gestellt.</text:p>
      <text:p text:style-name="P30">Fachbegriffe : letal, retina, konjonktivitis, hyperemesis gravidität, ich errinere mich nicht an allen aber sie waren auf die Liste.</text:p>
      <text:p text:style-name="P30">Viel Erfolg</text:p>
      <text:p text:style-name="P3"/>
      <text:p text:style-name="P3"/>
      <text:p text:style-name="P37"><text:soft-page-break/></text:p>
      <text:p text:style-name="P37"/>
      <text:p text:style-name="P37"/>
      <text:p text:style-name="P37"/>
      <text:p text:style-name="P60"><text:span text:style-name="T2">Reutlingen: <text:s/>[0</text:span><text:span text:style-name="T3">7</text:span><text:span text:style-name="T2">.12.2</text:span><text:span text:style-name="T4">022</text:span><text:span text:style-name="T2">]</text:span></text:p>
      <text:p text:style-name="P37">Hallo zusammen, ich hatte am Mittwoch meine Prüfung in Reutlingen und Gott sei Dank habe ich die Prüfung bestanden</text:p>
      <text:p text:style-name="P37"/>
      <text:p text:style-name="P37">Ich hatte Multiple Sklerose als Fall und die Begriffe waren einfach. Die Atmosphäre ist sehr angenehmen und die Prüfern sehr sehr nett 😊</text:p>
      <text:p text:style-name="P37"/>
      <text:p text:style-name="P37">Dorsal, ventral, Embolie, Kardial, Basiliom, anaphylaktischer Schock, Asthma, Pulmo, Zytostatika, und ich habe die andere vergessen</text:p>
      <text:p text:style-name="P37"/>
      <text:p text:style-name="P51"/>
      <text:p text:style-name="P50"/>
      <text:p text:style-name="P50">Reutlingen: <text:s/>[0<text:span text:style-name="T1">9</text:span>.12.2<text:span text:style-name="T6">02</text:span>2]</text:p>
      <text:p text:style-name="P1">Ich habe heute mein FSP in Reutlingen abgelegt und bestanden. Fall war : KarpalTunel Syndrom Fachbegriff: dorsal Kardinal pulmo ventral Bazaliom allergische shock , Karotisstenose, Asthma, embolus</text:p>
      <text:p text:style-name="P1"/>
      <text:p text:style-name="P1"/>
      <text:p text:style-name="P1"/>
      <text:p text:style-name="P50">FSP-Reutlingen <text:s/><text:span text:style-name="T9">17.12.2022</text:span></text:p>
      <text:p text:style-name="P1"/>
      <text:p text:style-name="P1">Mein Fall war pAVK</text:p>
      <text:p text:style-name="P1"/>
      <text:p text:style-name="P1">ACE-Hemmer: Angioödem</text:p>
      <text:p text:style-name="P1"/>
      <text:p text:style-name="P1">Raucher seit 30J., früher 2 1/2 Schachteln/Tag, seit 2 1/2 J. 3-4 Zig./Tag</text:p>
      <text:p text:style-name="P1">1 Flasche Rotwein am Wochenende</text:p>
      <text:p text:style-name="P1">Drogenkonsum wurde verneint.</text:p>
      <text:p text:style-name="P1"/>
      <text:p text:style-name="P1">Kurierfahrer</text:p>
      <text:p text:style-name="P1">verheiratet</text:p>
      <text:p text:style-name="P1">2 gesunde Kinder</text:p>
      <text:p text:style-name="P1"/>
      <text:p text:style-name="P1">M: an Ruptur eines abdominallen Aortaaneurysma mit 72 J. gestorben</text:p>
      <text:p text:style-name="P1">V: Surditas</text:p>
      <text:p text:style-name="P1"/>
      <text:p text:style-name="P1"/>
      <text:p text:style-name="P1">Herr Herrmann Glaser ist ein 62-jähriger Patient,der sich heute bei uns wegen seit 3 Monaten bestehender, stechender, bohrender, linksseitiger Wadenschmerzen vorstellte. Der Patient berichtete, dass die Schmerzen langsam aufgetreten seien und mit der Zeit an Intensität zugenommen hätten. Zudem sei die Schmerzintensität derzeit 8 von 10 auf der Schmerzskala. Der Patient erwänte, dass die Schmerzen belastungsabhängig seien und in Ruhe besser geworden seien. Der Patient gab zu, dass die Schmerzen nach einer Laufstrecke von 50 m unerträglich auftreten würden.</text:p>
      <text:p text:style-name="P1">Der Patient klagte auch über blasse, kälte Haut und Haarausfall im betroffenen Gebiet.</text:p>
      <text:p text:style-name="P1">Die vegetative Anamnese ist unaufällig bis auf schmerzbedingte Insomnie.</text:p>
      <text:p text:style-name="P1">Am Vorerkrankungen seien bekannt:</text:p>
      <text:p text:style-name="P1">-MI vor 2 1/2 J., mit PTCA behandelt, medikamentös mit ASS 100 mg 1-0-0 eingestellt</text:p>
      <text:p text:style-name="P1"><text:soft-page-break/>-Hyperlipidämie seit 5 J., medikamentös mit Sortis 40 mg eingestellt</text:p>
      <text:p text:style-name="P1">-aHT seit 13 J., medikamentös mit Bisoprolol 5 mg 1-0-0 eingestellt </text:p>
      <text:p text:style-name="P1">-Obstipation seit 6 J., mit Dulcolax b.B. behandelt</text:p>
      <text:p text:style-name="P1">Der Patient nehme zusätzlich Ibuprofen 400 b.B. ein.</text:p>
      <text:p text:style-name="P1">Der Patient habe keine Vorop. gehabt.</text:p>
      <text:p text:style-name="P1">Fragen:</text:p>
      <text:p text:style-name="P1">Die wichtigste Untersuchung in pAVK?</text:p>
      <text:p text:style-name="P1">Andere Untersuchungen, wenn der Pat allergie gegen KM hat? Co2 angio</text:p>
      <text:p text:style-name="P1">Wie erkennt man Gefäßverengungen auf Sono?</text:p>
      <text:p text:style-name="P1">Behandlung pAVk je nach Stadium.</text:p>
      <text:p text:style-name="P1">Behandlungen wenn der Stenose in der infrarenaler Aorta lokalisiert ist. Über Leriche Syndrom sprechen.</text:p>
      <text:p text:style-name="P1">Die Prüfer waren nett, aber der Parient hat sehr viel in Dialekt gesprochen. </text:p>
      <text:p text:style-name="P1">Fachbegriffe: Obstipation, Mandibula, Blutübertragung, präventiv , mortal, Basaliom, Osteogenese, Retina, Antitussivum, Pertussis, Hodentorsion, Dekubitu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p>
      <text:p text:style-name="P45"/>
      <text:p text:style-name="P1"/>
      <text:p text:style-name="P9">Stuttgart [30. 06.2021]</text:p>
      <text:p text:style-name="P21"/>
      <text:p text:style-name="P21"/>
      <text:p text:style-name="P21">Herzlichen Glückwunsch🎉🎊🪅 </text:p>
      <text:p text:style-name="P21">------</text:p>
      <text:p text:style-name="P21"/>
      <text:p text:style-name="P21">Liebe Kolleginnen und Kollegen, ich habe die Fachsprachenprüfung in Stuttgart bestanden. </text:p>
      <text:p text:style-name="P21">Mein Fall war Schenkelhalsfraktur.</text:p>
      <text:p text:style-name="P21"/>
      <text:p text:style-name="P21">Am Anfang:</text:p>
      <text:p text:style-name="P21">2 Prüfer und eine Mitarbeiterin bei der Ärztekammer waren im Zimmer. </text:p>
      <text:p text:style-name="P21">Ich habe mich vorgestellt (es dauerte insgesamt 2 Minuten und ist wirklich eine gute Chance um unsere Sprache zu zeigen, man kann sich dafür gut vorbereiten).</text:p>
      <text:p text:style-name="P21"><text:soft-page-break/>Es gibt insgesamt 4 Teile in der Prüfung.</text:p>
      <text:p text:style-name="P21">1. Anamnese</text:p>
      <text:p text:style-name="P21">2. Dokumentation</text:p>
      <text:p text:style-name="P21">3. Arzt-Arzt Gespräch</text:p>
      <text:p text:style-name="P21">4. Fachbegriffe</text:p>
      <text:p text:style-name="P21"><text:s/></text:p>
      <text:p text:style-name="P21">💎Anamnese:</text:p>
      <text:p text:style-name="P21"><text:s/>Der Prüfer, der den Patienten gespielt hat, hat sehr deutlich</text:p>
      <text:p text:style-name="P21">gesprochen. Die Prüfer hatte auch keinen Mundschutz gehabt. Während der Prüfung durfte man den Mundschutz absabsetzen.</text:p>
      <text:p text:style-name="P21"/>
      <text:p text:style-name="P21">Die anderen persönlichen Daten sind nicht wichtig außer: Name Michael Neumeister, Alter: 75 J., Größe: 180 cm, Gewicht:98 kg.</text:p>
      <text:p text:style-name="P21"><text:s/></text:p>
      <text:p text:style-name="P21">Keine Allergien oder Unverträglichkeiten seien bei ihm bekannt.</text:p>
      <text:p text:style-name="P21">Alkohol-, Nikotin- und Drogenkonsum wurde verneint.</text:p>
      <text:p text:style-name="P21">Der Vater mit 68 Lebensalter an einer Lebermetastase verstorben.</text:p>
      <text:p text:style-name="P21">Mutter sei mit 72 Lebensalter an einem Schlaganfall verstorben.</text:p>
      <text:p text:style-name="P21">Er sei Rentner ,verheiratet ,lebe mit seinem Ehefrau und habe 3 Kinder</text:p>
      <text:p text:style-name="P21"><text:s/></text:p>
      <text:p text:style-name="P21">Herr Neumeister ist ein 75-jähriger Pt, der sich heute bei uns wegen seit heute Morgen bestehender stechender zunehmender linkseitiger Koxalgie vorgestellt.</text:p>
      <text:p text:style-name="P21"><text:s/></text:p>
      <text:p text:style-name="P21">Der Patient berichtet, dass ihm erstens Schwindelig geworden sei, dann sei er ausgerutscht und auf der linken Seite gestürzt. Zudem könne der Patient nach dem Sturz nicht aufstehen. Er habe das Bewusstsein nicht verloren und selbst RD alarmiert.</text:p>
      <text:p text:style-name="P21">Herr Neumeister fügte hinzu, dass die Schmerzen plötzlich aufgetreten seien und strahlen in dem ganzen linken Bein aus. Die Schmerzen hätten sich im Verlauf der Zeit verschlechtert. Zusätzlich teilt er mit, dass die Schmerzen 9/10 auf der Skala seien. Er habe 2 Diclofenac eingenommen aber die haben ihm ein Bisschen geholfen.</text:p>
      <text:p text:style-name="P21">(Man soll Empathie zeigen und ein Schmerzmittel anbieten aber zuerst muss man nach Allergien gegen Medikamente und vorherige eingenommene Medikamente fragen.)</text:p>
      <text:p text:style-name="P21"><text:s/></text:p>
      <text:p text:style-name="P21">Die Beschwerden über Hypästhesie – Parese und Paralyse wurde verneint.</text:p>
      <text:p text:style-name="P21">Die vegetative Anamnese sei bis auf eine Obstipation unauffällig.</text:p>
      <text:p text:style-name="P21"><text:s/></text:p>
      <text:p text:style-name="P21">An Vorerkrankungen leide er an Arterielle Hypertonie (seit 30 Jahren) und er sei wegen einer linken Unterarmfraktur vor 10 Jahren operiert worden.</text:p>
      <text:p text:style-name="P21">Er nehme regelmäßig Ramipril-HCT 5/25 mg ein.</text:p>
      <text:p text:style-name="P21"><text:s/></text:p>
      <text:p text:style-name="P21">Die anamnestischen Angaben deuten am ehesten auf Schenkelhalsfraktur hin.</text:p>
      <text:p text:style-name="P21">Als Differentialdiagnosen kommen die folgende im Betracht: Femurkopffraktur , Beckenfraktur, Trochanter Fraktur und Muskelprellung.</text:p>
      <text:p text:style-name="P21">Zur weiteren Abklärung:</text:p>
      <text:p text:style-name="P21"><text:s/></text:p>
      <text:p text:style-name="P21">Körperliche Untersuchung (DMS-Kontrolle)</text:p>
      <text:p text:style-name="P21">Labor: kl. BB, CRP, Herzenzyme etc.</text:p>
      <text:p text:style-name="P21">EKG ggf. lang-zeit EKG</text:p>
      <text:p text:style-name="P21">Röntgen ggf. CT des Hüftgelenks und Oberschenkels</text:p>
      <text:p text:style-name="P21"><text:s/></text:p>
      <text:p text:style-name="P21">Sollte sich die Verdachtdiagnose bestätigen, schlage ich die folgende Therapie vor.</text:p>
      <text:p text:style-name="P21">Analgetika (NSAR ggf. mit Opioiden)</text:p>
      <text:p text:style-name="P21"><text:soft-page-break/>Physiotherapie</text:p>
      <text:p text:style-name="P21">orthopädische Hilfsmittel</text:p>
      <text:p text:style-name="P21">ggf. bei offene/ instabile Frakturen: Operation</text:p>
      <text:p text:style-name="P21"><text:s/></text:p>
      <text:p text:style-name="P21">💎Dokumentation</text:p>
      <text:p text:style-name="P21">Es gab für die Dokumentation nur 20 Minuten, deshalb ist es wichtig dass Sie eine Struktur im Kopf haben. Es gibt ein klinisches Wörterbuch im Zimmer. Ich habe noch extra 40 Minuten im Raum gewartet und konnte dieses Wörterbuch durchlesen. ( natürlich nach der Dokumentation ).</text:p>
      <text:p text:style-name="P21"><text:s/></text:p>
      <text:p text:style-name="P21">💎Arzt - Arzt Gespräch:</text:p>
      <text:p text:style-name="P21"/>
      <text:p text:style-name="P21">Die Situation war wie eine Visite. Typische Fragen wie Verdachstdiagnose, weiteres Procedere usw.</text:p>
      <text:p text:style-name="P21">Aufklärung von Röntgen, CT und Huft Operation.</text:p>
      <text:p text:style-name="P21">Warum haben Sie EKG und Herzenzyme angefordert?</text:p>
      <text:p text:style-name="P21">Man soll die Klassifikation von Schenkelhalsfraktur wissen.</text:p>
      <text:p text:style-name="P21"><text:s/></text:p>
      <text:p text:style-name="P21">💎Es gab 12 lateinische Fachbegriffe und wir haben 5 Minuten. </text:p>
      <text:p text:style-name="P21">(Ich kann mich nur an 6 davon erinnern):</text:p>
      <text:p text:style-name="P21">Angulus</text:p>
      <text:p text:style-name="P21">Anämisch</text:p>
      <text:p text:style-name="P21">Ätiologisch</text:p>
      <text:p text:style-name="P21">Anticholinergikum</text:p>
      <text:p text:style-name="P21">Antiepileptika</text:p>
      <text:p text:style-name="P21">Prolaps</text:p>
      <text:p text:style-name="P21">Hemikolektomie</text:p>
      <text:p text:style-name="P21"><text:s/></text:p>
      <text:p text:style-name="P21">Viel Erfolg und mit kollegialen Grüßen</text:p>
      <text:p text:style-name="P21"/>
      <text:p text:style-name="P45"><text:span text:style-name="T8">Stuttgart 9.11.2021</text:span></text:p>
      <text:p text:style-name="P21">Guten Morgen, liebe Kolleginnen und Kollegen!</text:p>
      <text:p text:style-name="P21">Ich habe meine FSP in Stuttgart bestanden. </text:p>
      <text:p text:style-name="P21">Der Fall war Ulcus ventriculi/doudeni.</text:p>
      <text:p text:style-name="P21">Die Fragen des dritten Teils:</text:p>
      <text:p text:style-name="P21">-Wieso hat der Patient die Zähne nicht geputzt? (Er war in Eile nach Krankenhaus wegen der Schmerzen)</text:p>
      <text:p text:style-name="P21">-Warum trinkt der Patient 2 Gläser Wein abends? (Er hat stressige Arbeit und 5 Kinder, die schreien ständig)</text:p>
      <text:p text:style-name="P21">-Was kann man im BB sehen?</text:p>
      <text:p text:style-name="P21">-DD</text:p>
      <text:p text:style-name="P21">-Wie kann man obere gastrointestinale Blutung beweisen? (Hämoccult-Test und Anämie-Zeichen im BB)</text:p>
      <text:p text:style-name="P21">-Wie werden Sie Ulcus ventriculi behandeln? (Triple-Therapie beim Nachweis von Helicobakter pylori).</text:p>
      <text:p text:style-name="P21">Ich habe die folgenden Begriffe bekommen:</text:p>
      <text:p text:style-name="P21">- Mykosis</text:p>
      <text:p text:style-name="P21">- Atrophie</text:p>
      <text:p text:style-name="P21">- Colitis</text:p>
      <text:p text:style-name="P21">- Vigilanz</text:p>
      <text:p text:style-name="P21">- Aphasie</text:p>
      <text:p text:style-name="P21">- Anatomie</text:p>
      <text:p text:style-name="P21">- Trigeminusneuralgie</text:p>
      <text:p text:style-name="P21">- Retinaablatio</text:p>
      <text:p text:style-name="P21"><text:soft-page-break/>- Adaptation</text:p>
      <text:p text:style-name="P21">- Androgene</text:p>
      <text:p text:style-name="P21">- Phobie</text:p>
      <text:p text:style-name="P21"/>
      <text:p text:style-name="P47">Stuttgart 17.11.2021</text:p>
      <text:p text:style-name="P16">Herzlichen Glückwunsch Dr Najma</text:p>
      <text:p text:style-name="P16"/>
      <text:p text:style-name="P16">▪️Liebe Kolleginnen und Kollegen, ich habe die Prüfung in Stuttgart bestanden. </text:p>
      <text:p text:style-name="P16">▪️Mein Fall war Depression. </text:p>
      <text:p text:style-name="P16">▪️Herr Gotthielf Weidel ist ein 32 jähriger Patient, der sich wegen seit 5 Jahren bestehenden zunehmenden psychosomatischen Beschwerden vorgestellt hat. Er klagte über Cephalgie, Sehstörungen,Myalgien, sowie polyarthralgien ( besonder an der Knie bds.). Laut dem Patient er wurde bei 13 Fachärzte untersucht ohne Befunde. Darüber hinaus gab er an, dass er traurig und unzufrieden mit seinem Leben ist, habe kein Lust ins Kino zu gehen oder Freunde zu treffen. </text:p>
      <text:p text:style-name="P16">Fragen nach Gelenkscwellung, Rötung, Lähmung oder Sensibilitätstörung der Extremitäten, sowie Zeckenstich wurden verneint. </text:p>
      <text:p text:style-name="P16">▪️Die VA ergab Inappetenz, Insomnie, sowie Gewichtsabnahme ( das aktuelle Gewicht ist unbekannt, aber habe vor 2 Monaten 82Kg gewogen). Is seien bei ihm keine VE bekannt. Er sei bisher nicht operiert worden. Er habe vorher viele Analgetika eingenommen ohne Verbesserung. Er sei vollständig geimpft. </text:p>
      <text:p text:style-name="P16">▪️In der Famielenanamnese sei ei der Mutter Depression bekannt. Er sei arbeitslos, ledig und wohne alleine. </text:p>
      <text:p text:style-name="P16"/>
      <text:p text:style-name="P16">▪️Die Prüfungumgebung war sehr angenehm. Der Prüfer waren auch sehr nett, aber am Anfang hat der Prüfer viel und schnell gesprochen, ich konnte ihn manchmal nicht unterbrechen. Er hat 15 Minuten spontan gesprochen, und es gab wenig zu Nachfragen. Ich habe auch ehrlich gesagt viele Fragen nicht gestellt, weil ich für einen psychiatrischen Fall nicht vorbereitet war. Das Arzt-Arzt Gespräch war sehr einfach, es gab keinen komplizierten Fragen. </text:p>
      <text:p text:style-name="P16"/>
      <text:p text:style-name="P16">▪️Fachbegriff waren auch einfach : </text:p>
      <text:p text:style-name="P16">Apathogen </text:p>
      <text:p text:style-name="P16">Adenotomie</text:p>
      <text:p text:style-name="P16">Hämatokolpos</text:p>
      <text:p text:style-name="P16">Os coccyx </text:p>
      <text:p text:style-name="P16">Abzess </text:p>
      <text:p text:style-name="P16"/>
      <text:p text:style-name="P16">▪️An den anderen kann ich mich nicht erinnern. Im allgemeinen würde ich sagen, daß Sprache würde bewertet, es ist in Ordnung wenn ihr nicht alle Fragen gestellt. </text:p>
      <text:p text:style-name="P16">Hauptsache : spricht, reagiert, und bleibt rühig. </text:p>
      <text:p text:style-name="P16">Viel Erfolg wünsche ich euch.</text:p>
      <text:p text:style-name="P16"/>
      <text:p text:style-name="P48">Stuttgart 6.12.21</text:p>
      <text:p text:style-name="P20">Hallo, ich habe heute meine FSP in Stuttgart abgelegt und bestanden.</text:p>
      <text:p text:style-name="P20">Mein Fall war Akoholabusus, der Prüfer hat über die Therapie und Alkoholentzug gefragt.. <text:s/>ich schreibe euch das Protokoll nachher.</text:p>
      <text:p text:style-name="P20">Ich erinnere mich an diese Fachbegriffe:</text:p>
      <text:p text:style-name="P20">Zytostatika</text:p>
      <text:p text:style-name="P20">Meläne</text:p>
      <text:p text:style-name="P20">Antagonstika</text:p>
      <text:p text:style-name="P20">Zystitis</text:p>
      <text:p text:style-name="P20">kolektomie</text:p>
      <text:p text:style-name="P20">Supination</text:p>
      <text:p text:style-name="P20"><text:soft-page-break/>bilateral</text:p>
      <text:p text:style-name="P20">Kontamination</text:p>
      <text:p text:style-name="P20">Hemikolektomie</text:p>
      <text:p text:style-name="P20">maligne</text:p>
      <text:p text:style-name="P20">Die andere Prüflinge hatten: </text:p>
      <text:p text:style-name="P20">Divertikulitis</text:p>
      <text:p text:style-name="P20">Panik Attack</text:p>
      <text:p text:style-name="P20">Gonarthrose</text:p>
      <text:p text:style-name="P41"/>
      <text:p text:style-name="P41">-----------------------------------</text:p>
      <text:p text:style-name="P41">Stuttgart 6.12.21</text:p>
      <text:p text:style-name="P29"><text:span text:style-name="T7">Fälle: </text:span>Akoholabusus, Divertikulitis, <text:s/>Panik Attack, Gonarthrose</text:p>
      <text:p text:style-name="P20"/>
      <text:p text:style-name="P62">Fachbe<text:tab/>griffe:</text:p>
      <text:p text:style-name="P30"/>
      <text:p text:style-name="P20">Zytostatika</text:p>
      <text:p text:style-name="P20">Meläne</text:p>
      <text:p text:style-name="P20">Antagonstika</text:p>
      <text:p text:style-name="P20">Zystitis</text:p>
      <text:p text:style-name="P20">kolektomie</text:p>
      <text:p text:style-name="P20">Supination</text:p>
      <text:p text:style-name="P20">bilateral</text:p>
      <text:p text:style-name="P20">Kontamination</text:p>
      <text:p text:style-name="P20">Hemikolektomie</text:p>
      <text:p text:style-name="P20">maligne</text:p>
      <text:p text:style-name="P20">Aphasie</text:p>
      <text:p text:style-name="P20">Antiarrhythmika</text:p>
      <text:p text:style-name="P20">Allergie</text:p>
      <text:p text:style-name="P20">Akren </text:p>
      <text:p text:style-name="P20">Cholestase</text:p>
      <text:p text:style-name="P20">Expektorantien</text:p>
      <text:p text:style-name="P20">Anästhesie</text:p>
      <text:p text:style-name="P20">Katarakt</text:p>
      <text:p text:style-name="P20">Lipom</text:p>
      <text:p text:style-name="P20">Femur</text:p>
      <text:p text:style-name="P48"/>
      <text:p text:style-name="P48">Stuttgart 6.12.21</text:p>
      <text:p text:style-name="P20">Hallo zusammen, ich habe auch heute meine FSP in Stuttgart abgelegt und Gott sei Dank bestanden.</text:p>
      <text:p text:style-name="P20">Mein Fall war Panik Attacke und Sie haben über Hyperthyreode gefragt und wie können wir unterscheiden und diagnostizieren</text:p>
      <text:p text:style-name="P20"/>
      <text:p text:style-name="P20">Die Fachbegriffe ware<text:span text:style-name="T7">n</text:span> sehr einfach </text:p>
      <text:p text:style-name="P20">Anästhesie</text:p>
      <text:p text:style-name="P20">Katarakt</text:p>
      <text:p text:style-name="P20">Lipom</text:p>
      <text:p text:style-name="P20">Femur</text:p>
      <text:p text:style-name="P20">Und andere noch einfacher</text:p>
      <text:p text:style-name="P20"/>
      <text:p text:style-name="P46">Stuttgart 6.12.2021</text:p>
      <text:p text:style-name="P20"/>
      <text:p text:style-name="P20">Liebe Kolleginnen und Kollegen,</text:p>
      <text:p text:style-name="P20"><text:soft-page-break/>ich habe am 6.12.2021 die FSP in Stuttgart abgelegt und bestanden.</text:p>
      <text:p text:style-name="P20">Der Patient Max Freudenberg, 45 j, stellte sich aufgrund seit 4 Tagen bestehender Übelkeit,</text:p>
      <text:p text:style-name="P20">Erbrechen (Speisereste), Händezittern, sowie Unruhegefühl bei uns vor.</text:p>
      <text:p text:style-name="P20">Er gab an, die Beschwerden nach einer Arbeitsfeier zu habe. Er berichtete, dass er mehr als 4 Gläser</text:p>
      <text:p text:style-name="P20">Schnaps getrunken habe, allerdings habe er Bewusstsein geblieben und nach Hause sein Auto</text:p>
      <text:p text:style-name="P20">gefahren.</text:p>
      <text:p text:style-name="P20">Die Frage nach Schmerzen, Dyspnoe, Vertigo wurde verneint.</text:p>
      <text:p text:style-name="P20">Die vegetative Anamnese ist unauffällig bis auf verminderte Appetit.</text:p>
      <text:p text:style-name="P20">An Vorerkrankungen bestehen beim Patienten wegen Unfälle:</text:p>
      <text:p text:style-name="P20">- vor 10 Jahren Handgelenkfraktur.</text:p>
      <text:p text:style-name="P20">- vor 4 Jahren Unterschenkelfraktur.</text:p>
      <text:p text:style-name="P20">-vor 2 Jahren Commotio cerebri.</text:p>
      <text:p text:style-name="P20">Sowie akut Pankreatitis vor 1.5 J.</text:p>
      <text:p text:style-name="P20">Er sei wegen der Frakturen zweimal operiert worden.</text:p>
      <text:p text:style-name="P20">Der Patient nehme Pantoprazol (1.0.0) ein, und habe keine Allergien.</text:p>
      <text:p text:style-name="P20">Er sei Raucher 45 Py, und trinke Alkohol (Schnaps - Sekt) 1-2 Gläser am Wochenende!</text:p>
      <text:p text:style-name="P20">Herr Freudenberg ist Maschinenschlüssel, geschieden (sie streiten häufig wegen Alkohol) und habe 2</text:p>
      <text:p text:style-name="P20">gesunde Kinder.</text:p>
      <text:p text:style-name="P20">Der Vater sei an Myokardinfarkt verstorben, und die Mutter habe Diabetes mellitus.</text:p>
      <text:p text:style-name="P20">Meine Verdachtsdiagnose lautet Alkoholabusus.</text:p>
      <text:p text:style-name="P20">D.D -Chronische Pankreatitis.</text:p>
      <text:p text:style-name="P20">Die Prüfer waren sehr ernst, beim Arzt-Arztgespräch habe ich zwei Sätze gesagt, dann er hat mich</text:p>
      <text:p text:style-name="P20">unterbrochen. Er sprach undeutlich, ich habe ihm mehrmals gebeten, die Frage zu wiederholen..</text:p>
      <text:p text:style-name="P20">-</text:p>
      <text:p text:style-name="P20"><text:s/>Was bedeutet Maschinenschlüssel!</text:p>
      <text:p text:style-name="P20">-</text:p>
      <text:p text:style-name="P20"><text:s/>Warum der Patient geschieden ist?</text:p>
      <text:p text:style-name="P20">-</text:p>
      <text:p text:style-name="P20"><text:s/>Der Patient ist Alkoholabhängig, wie würden Sie ihn therapieren? Er wollte hier</text:p>
      <text:p text:style-name="P20">(Alkoholentzug)</text:p>
      <text:p text:style-name="P20">-</text:p>
      <text:p text:style-name="P20"><text:s/>Was meinen Sie: wir müssen Alkohol nicht plötzlich aufhören?</text:p>
      <text:p text:style-name="P20">-</text:p>
      <text:p text:style-name="P20"><text:s/>Wie äußert sich Alkoholdelir?</text:p>
      <text:p text:style-name="P20">Er hat keine Fragen über D.D oder Untersuchungen gestellt. Ich versuchte, etwas über</text:p>
      <text:p text:style-name="P20">Pankreatitis und Labor zu erzählen, aber das war nicht sein Ziel.</text:p>
      <text:p text:style-name="P20">Die Fachbegriffe:</text:p>
      <text:p text:style-name="P20">Zytostetika, Meläne, Antagonstika, Zystitis, kolektomie, Supination, bilateral, Kontamination,</text:p>
      <text:p text:style-name="P20">Hemikolektomie, maligne..</text:p>
      <text:p text:style-name="P10"/>
      <text:p text:style-name="P10"/>
      <text:p text:style-name="P10">FSP in Stuttgart am 23.4.2022</text:p>
      <text:p text:style-name="P19">(einer türkischen Ärztin)</text:p>
      <text:p text:style-name="P19"/>
      <text:p text:style-name="P19">- alles mit Kugelschreiber</text:p>
      <text:p text:style-name="P19">- ohne Maske</text:p>
      <text:p text:style-name="P19">- kein Covid-Formular auszufüllen</text:p>
      <text:p text:style-name="P19"/>
      <text:p text:style-name="P19">Ich wurde zuerst gebeten, mich vorzustellen. (Eigentlich war das eine ziemlich lange Vorstellung.)</text:p>
      <text:p text:style-name="P19"/>
      <text:p text:style-name="P19"><text:soft-page-break/>Als ich den Patienten nach seinem Alter gefragt habe, hat er direkt das Geburtsdatum angegeben. Dann musste ich das Alter berechnen 😂 <text:s/>Ich habe aber <text:s/>lustigerweise gesagt, um Zeit zu gewinnen : "Sie sind also....(Pause)..... 34 Jahre alt, oh, da habe ich mir aber große Mühe gegeben." - also einen selbstironischen Witz gemacht.</text:p>
      <text:p text:style-name="P19"/>
      <text:p text:style-name="P19">Der Fall war MS.</text:p>
      <text:p text:style-name="P19"/>
      <text:p text:style-name="P19">Fachbegriffe: </text:p>
      <text:p text:style-name="P19"/>
      <text:p text:style-name="P19">- Os pubis</text:p>
      <text:p text:style-name="P19">- Cava inferior</text:p>
      <text:p text:style-name="P19">- Sugillation</text:p>
      <text:p text:style-name="P19">- Synkope</text:p>
      <text:p text:style-name="P19">- transitorische Ischämie</text:p>
      <text:p text:style-name="P19">- Atelektase</text:p>
      <text:p text:style-name="P19">- Spondylitis</text:p>
      <text:p text:style-name="P19">- bakterizid</text:p>
      <text:p text:style-name="P19">- Antiemetika</text:p>
      <text:p text:style-name="P19">- cardiogen</text:p>
      <text:p text:style-name="P19"/>
      <text:p text:style-name="P19">bestanden</text:p>
      <text:p text:style-name="P19"/>
      <text:p text:style-name="P10"/>
      <text:p text:style-name="P10"/>
      <text:p text:style-name="P10">Stuttgart [5.12.2022]</text:p>
      <text:p text:style-name="P19">- Leberzirrohze</text:p>
      <text:p text:style-name="P19">- Pyelonephritis</text:p>
      <text:p text:style-name="P19">- Magenkarzinom</text:p>
      <text:p text:style-name="P19">- Gicht</text:p>
      <text:p text:style-name="P1"/>
      <text:p text:style-name="P4">Stuttgart <text:span text:style-name="T5">[12.12.2022]</text:span></text:p>
      <text:p text:style-name="P4"/>
      <text:p text:style-name="P13">Eine 45-jähriger Patientin, Frau Sasanne Kleinmeier, stellt sich heute bei uns in die Notaufnahme wegen seit gestern bestehender Pyrexie (39 Grad axillar gemessen) und Schüttelfrost vor. Die Patientin berichtet, dass die Beschwerden plötzlich aufgetreten seien und sich im Verlauf der Zeit verschlechtert hätten. Laut der Patientin hat sie zweimal Covid-19 selbst getestet und die beide Ergebnisse waren negativ.</text:p>
      <text:p text:style-name="P13"/>
      <text:p text:style-name="P13">Ferner sind der Patientin folgende Begletsymptomen aufgefallen:</text:p>
      <text:p text:style-name="P13">-Cephalgie</text:p>
      <text:p text:style-name="P13">-Gliederschmerzen </text:p>
      <text:p text:style-name="P13">-Diffus Abdominalschmerzen</text:p>
      <text:p text:style-name="P13">-Trockene Tussis</text:p>
      <text:p text:style-name="P13">-Wässerig Diarrhö (sie erinnert sich nicht wie oft, nur häufig gesagt und auch keine Blut spüren bemerkt)</text:p>
      <text:p text:style-name="P13"/>
      <text:p text:style-name="P13">Außerdem erwähnte sie, eine Auslandsaufenthalts im Gambia vor 3 Wochen. ( ich habe vergessen wie lange war sie dort und auch die Impfung Anamnese)</text:p>
      <text:p text:style-name="P13"/>
      <text:p text:style-name="P13">An Vorerkrankungen leide der Patientin an seit Kindheit bestehendes Asthma bronchiale (behandelt mit Atrovent und Pulmacoat Spray b.B). Im alter von 18 sei eine Tonsillektomie erfolgt und komplikationslos verlaufen.</text:p>
      <text:p text:style-name="P13"><text:soft-page-break/></text:p>
      <text:p text:style-name="P13">Allergie: Gräser (asthma)</text:p>
      <text:p text:style-name="P13"/>
      <text:p text:style-name="P13">SA: Ingineurin von Beruf, verheiratet, ein Sohn , wohnt zusammen mit ihrer Familie </text:p>
      <text:p text:style-name="P13"/>
      <text:p text:style-name="P13">FA: vater-Parkinson Erkrankung, Mutter- an Kolonkarzinom gelitten und daran verstorben.</text:p>
      <text:p text:style-name="P13"/>
      <text:p text:style-name="P13">Noxen: gelegentlich 2-3 Gläser Wein</text:p>
      <text:p text:style-name="P13"/>
      <text:p text:style-name="P13">VD: Influenza </text:p>
      <text:p text:style-name="P13">DD: Covid 19, Gastroenteritis, CED</text:p>
      <text:p text:style-name="P13"/>
      <text:p text:style-name="P13">Fach Begriffe: Gibbus, fissur, Halluzination, aurikular, sperme, immer wieder auftretenden Auskugelung,</text:p>
      <text:p text:style-name="P44"/>
      <text:p text:style-name="P44"/>
      <text:p text:style-name="P46">Stuttgart 11.07.2022</text:p>
      <text:p text:style-name="P45"/>
      <text:p text:style-name="P45">Herzlichen Glückwunsch 🎉. Hallo euch allen,</text:p>
      <text:p text:style-name="P45">ich habe meine FSP am 09.07.2022 in Stuttgart abgelegt und Gott sei Dank bestanden.</text:p>
      <text:p text:style-name="P45">Die Prüfern waren sehr nett,der Patient hat alles deutlich erzählt,manchmal hat er auch Hinweise gegeben.</text:p>
      <text:p text:style-name="P45"/>
      <text:p text:style-name="P45">Mein Fall war TIA.Herr Arnd Kartmann ist ein 79 jähriger Patient,der sich heute Morgen bei <text:s/>uns in der Notaufnahme <text:s/>wegen seit 2 Wochen plötzlich aufgetretener,bestehender,kurzfristige Sehstörungen,Sprachstörungen,link seitiges Hemiparesi vorgestellt hat.Des Weiteren klagte er über Vertigo(ich habe night gefragt, welche Art von Vertigo,ich sollte fragen).Die Beschwerden seien kurzfristig und vorübergehend,dauern etwa 20 Minuten.Die Frage nach ähnlichen Beschwerden wurde verneint.Die Vegetative Anamnese sei bis auf Nykturie unauffällig.An Vorerkrankungen leide er an a.Hypertonie,seit 5 Jahren,eingestellt mit Tabletten,die Name sei nicht erinnerlich 1-0-1,DM seit 5 Jahren,eingestellt mit Metformin 500 mg,1-1-1, BPH seit 10 Jahren,nehme Prostagut Trpfen ein,nehme auch ASS 100 mg einmal täglich ein,ich sollte auch fragen weswegen nehme er ASS ein.</text:p>
      <text:p text:style-name="P45"/>
      <text:p text:style-name="P45">An Voroperationen ,vor 30 Jahre wurde er <text:s/>wegen Femurfraktur operiert worden,es sei Komplikationslos gewesen,es sei ein Arbeitsunfalls gewesen.</text:p>
      <text:p text:style-name="P45"/>
      <text:p text:style-name="P45">Nikotin-und Drogenabusus wurden verneint,Alkoholkonsum wurde mit ein Glas Rotwein täglich bejaht.</text:p>
      <text:p text:style-name="P45">Es gebe keine Allergie und Unverträglichkeiten bei ihm bekannt.</text:p>
      <text:p text:style-name="P45"/>
      <text:p text:style-name="P45">Die Eltern seien gestorben.Der Vater hatte an a.Hypertonie und DM gelitten und sei an Schlaganfall mit Alter 76 gestorben,Die Mutter hatte an a.Hypertonie gelitten und sei an HI gestorben.Er habe ein gesunde Bruder.</text:p>
      <text:p text:style-name="P45"/>
      <text:p text:style-name="P45">Er sei Rentner seit 10 Jahren,davor habe er als Schreiner selbständig gearbeitet,verheiratet,habe 5 gesünder Kinder und 6 gesünder Enkelkinder,wohne mit seiner Frau zusammen.</text:p>
      <text:p text:style-name="P45"/>
      <text:p text:style-name="P45">Er sei vollständig geimpft.</text:p>
      <text:p text:style-name="P45"/>
      <text:p text:style-name="P45">Die Anamnestischen Angaben deuten am ehesten auf TIA hin.Differenzieldiagnostisch kommen folgende in Betracht: Schlaganfall,Gehirn Tumor,Migräne.</text:p>
      <text:p text:style-name="P45"/>
      <text:p text:style-name="P45"><text:soft-page-break/>Als erstes Maßnahme würde ich den Patient stationär aufnehmen.</text:p>
      <text:p text:style-name="P45">In der Notaufnahme als sofort Maßnahmen würde EKG geschrieben,Halsultraschall durchführen und eine Echokardiographi durchführen(der OA war sehr zufrieden mit diese sofort Maßnahmen).Er hat auch nach Unterscheidungen zwischen Schlaganfall und TIA gefragt,als Therapie würde ich den Patient voll heparinisieren und pfrofilaktisch würde ich Marcumar ansetzen.Was wäre die Ursachen ein TIA hat er gefragt.Und ein paar andere Fragen aber habe ich vergessen.</text:p>
      <text:p text:style-name="P45"/>
      <text:p text:style-name="P45">Die Fachbegriffen waren: Adenotomie,Nephrektomie,Sinusitis frontalis,Melena,Ophthalmoplegie,imperative miktion,Adolesenz,Psoriasis,Plasenta,depressiv,Vigilanz und Koronararterstenose.</text:p>
      <text:p text:style-name="P45"/>
      <text:p text:style-name="P45">Ich wünsche euch allen viel Erfolg beim lernen,und bedanke mich bei allen,ich habe viel gelernt von dieser Gruppe.</text:p>
      <text:p text:style-name="P23"/>
      <text:p text:style-name="P46">Stuttgart 17.07.2022</text:p>
      <text:p text:style-name="P63">Hallo Kolleginnen und Kollegen </text:p>
      <text:p text:style-name="P63">Am 16.07.22 habe ich die FSP in Stuttgart bestanden. Ich werde versuchen, alles so zu erklären, wie es funktioniert hat.</text:p>
      <text:p text:style-name="P63"/>
      <text:p text:style-name="P63">⭕️ Prüfung Dynamik:</text:p>
      <text:p text:style-name="P63">An diesem Tag gab es 3 Kommission (zwei Ärzte und ein Deutschdozentin) und jede führte den Test mit zwei Kandidaten durch. Die Deutschdozentin kam herunter und nannte mich bei meinem Nachnamen.</text:p>
      <text:p text:style-name="P63">Ich ging hin und sie sagte, sie könne mich vorstellen. <text:s/>Danach stellte jeder der Prüfer eine Frage (dauer 2 min):</text:p>
      <text:p text:style-name="P63">Woher kommst du?</text:p>
      <text:p text:style-name="P63">Wie lange sind Sie schon in Deutschland?</text:p>
      <text:p text:style-name="P63">Die Deutschdozentin sagte: ,,Wir können anfangen". </text:p>
      <text:p text:style-name="P63">In diesem Moment fragte ich sie, ob ich zuerst meine Tabela machen könnte. Sie sagte ,,ja". </text:p>
      <text:p text:style-name="P63">Ich habe Teil 1 geführt, sie hat es mir gesagt, als ich noch 3 Minuten entfernt war. </text:p>
      <text:p text:style-name="P63">Dann gingen wir runter in einen Raum, wo die anderen Kollegen waren, die schon Teil 1 und 2 gemacht hatten. Es gibt eine Mitarbeiterin, die die Zeit kontrolliert und uns sagt, wenn noch 5 Minuten übrig sind. </text:p>
      <text:p text:style-name="P63">Am Ende der 5 Minuten nahm sie mein Blatt von Teil 1 und von Teil 2. </text:p>
      <text:p text:style-name="P63">Ich blieb im selben Raum und wartete darauf, dass die Deutschdozentin mich abholte. Sie dauerte etwa 5 Minuten. In dieser Zeit fing ich an zu überlegen, was ich in Teil 3 sagen würde, meine Diagnose, was ich dagegen und dafür sagen würde, die Differentialdiagnose und alles. Es war schön, diese Zeit zum Nachdenken zu haben. </text:p>
      <text:p text:style-name="P63">Dann ging ich in demselben Raum mit denselbe Komission. In Teil 3 war der andere Arzt der OA. Er sagte: "Ich weiß, dass Sie mir einen Patienten vorstellen möchten, worum geht es? </text:p>
      <text:p text:style-name="P63"/>
      <text:p text:style-name="P63">Mein allgemeiner Eindruck:</text:p>
      <text:p text:style-name="P63">- Es waren zwei ältere Ärzte, sie waren nicht unhöflich, aber auch nicht nett, neutral würde ich sagen. </text:p>
      <text:p text:style-name="P63">- Teil 1: Es ist wichtig, Fragen zu den Verdacht- und Differentialdiagnosen zu stellen, Einfühlungsvermögen zu zeigen, dem Patienten zu zeigen, dass Sie verstehen, wovon er spricht, und sich nicht nur darauf zu konzentrieren, das Anamnese Skript zu befolgen. </text:p>
      <text:p text:style-name="P63">- Teil 2: Schreiben Sie so viel wie möglich mit FB. Sie müssen nicht unbedingt alles über Therapie- und Diagnoseverfahren schreiben. </text:p>
      <text:p text:style-name="P63">- Teil 3: Viele Fachbegriffe verwenden. Beantworten Sie die Fragen so gut Sie können, oder wenn Sie es nicht wissen, nutzen Sie die Frage, um zu zeigen, dass Sie etwas über das Thema wissen. </text:p>
      <text:p text:style-name="P63"><text:soft-page-break/>- Nach dem Arzt-Arzt Gespräch erhielt ich im selben Raum die FB-Liste. Es dauert 5 Minuten, um zu antworten. Dann bittet man Sie, ein paar Minuten draußen zu warten, und dann ruft man Sie an, um eine Rückmeldung zu geben. </text:p>
      <text:p text:style-name="P63"/>
      <text:p text:style-name="P63">⭕️ TEIL 1</text:p>
      <text:p text:style-name="P63">Allergien seien nicht bekannt</text:p>
      <text:p text:style-name="P63">Er trinke Alkohol täglich, 3 Flaschen Bier + 1 Flasche Schnaps. Er interessiert sich auf Alkoholentzug. Außerdem sei er Nichtraucher und habe keine Erfahrung mit Drogen. </text:p>
      <text:p text:style-name="P63">Bauarbeiter, geschieden, wohne allein und habe 2 Kinder. </text:p>
      <text:p text:style-name="P63">FA: unauffälig.</text:p>
      <text:p text:style-name="P63"/>
      <text:p text:style-name="P63">Herr Allgaier stellte sich heute bei uns aufgrund seit 3 Monaten bestehenden allmählich aufgetretenen diffusen Druckgefühls im Oberbauch, das mit Beinödem bds. und Gewichtszunahme (5 kg / Monaten) einhergeht. Als Begleitsymptome erwähnte er Dyspnoe belastungsabhängig (beim Treppensteigen), Fatigue, Schlafstörung, Inappetenz, Völlegefühl sowie zunehmende Vergrößerung des Bauchs (Aszites). Die Frage nach Schmerzen, Engegefühl, Fieber, Kontaktperson mit ähnliche Symptome wurde verneint. Die VA war unauffällig bis auf dunkler Urin (Hämaturie? Billirubin?). B-Symptomatik wurde auch verneint. </text:p>
      <text:p text:style-name="P63">Er leidet an Hyperlipidämie seit 5 Jahren, mit Simvastatin (er wusste nicht welche Dosierung) behandelt. </text:p>
      <text:p text:style-name="P63">b.B. nimmt er Ibuprofen (gegen Rückenschmerzen) und Paracetamol (gegen Cephalgie) ein. </text:p>
      <text:p text:style-name="P63">In der Jugendzeit hatte er einen Unterschenkelfraktur (Fahrradunfall), die konservativ behandelt wurde. </text:p>
      <text:p text:style-name="P63">VD: Leberzirrhose. </text:p>
      <text:p text:style-name="P63">Als DD kommen die folgenden in Betracht:</text:p>
      <text:p text:style-name="P63">Hepatits</text:p>
      <text:p text:style-name="P63">Karzinom </text:p>
      <text:p text:style-name="P63">Cholestase</text:p>
      <text:p text:style-name="P63"/>
      <text:p text:style-name="P63">Die Fragen des Patienten:</text:p>
      <text:p text:style-name="P63">Sollte ich im Krankenhaus bleiben?</text:p>
      <text:p text:style-name="P63">Was werden Sie danach machen?</text:p>
      <text:p text:style-name="P63"/>
      <text:p text:style-name="P46"/>
      <text:p text:style-name="P46">STUTTGART 02.08.2022</text:p>
      <text:p text:style-name="P63">Nachname, Vorname: Julian etwas</text:p>
      <text:p text:style-name="P63">Datum: 16.7.2022</text:p>
      <text:p text:style-name="P63">Alter: 62 J</text:p>
      <text:p text:style-name="P63">Größe: 1,69cm</text:p>
      <text:p text:style-name="P63">Gewicht: 60 kg</text:p>
      <text:p text:style-name="P63">Geburtsdatum: 12.3. 1961</text:p>
      <text:p text:style-name="P63">Medikamente: (Substanz, Dosierung, Zeitpunkt der Gabe)</text:p>
      <text:p text:style-name="P63">Die Medikamentenanamnese ergab die Einnahme und Benutzung von:</text:p>
      <text:p text:style-name="P63">Ramipril 10mg 1-0-0</text:p>
      <text:p text:style-name="P63">Metformin 100mg 1-0-1</text:p>
      <text:p text:style-name="P63">Allergien/ Unverträglichkeiten:</text:p>
      <text:p text:style-name="P63">Keine Allergien</text:p>
      <text:p text:style-name="P63">Genussmittel/ Drogen:</text:p>
      <text:p text:style-name="P63">Nikotinabusus: 2 Schachtel/ Tag seit er 18 gewesen sei</text:p>
      <text:p text:style-name="P63">Alkohol- und Drogenkonsum wurde verneint. Früher habe er Alkohol</text:p>
      <text:p text:style-name="P63">getrunken, jetzt aber wegen die</text:p>
      <text:p text:style-name="P63">Beschwerden nicht.</text:p>
      <text:p text:style-name="P63"><text:soft-page-break/>Sozialanamnese:</text:p>
      <text:p text:style-name="P63">- Er habe Wirtschaftswissenschaften studiert, aber nie gearbeitet,</text:p>
      <text:p text:style-name="P63">stattdessen sei er als Hausmann mit</text:p>
      <text:p text:style-name="P63">2 Kinder zusammen geblieben. Seine Frau arbeite als Ärztin. Die Kinder</text:p>
      <text:p text:style-name="P63">seien gesund.</text:p>
      <text:p text:style-name="P63">Familienanamnese:</text:p>
      <text:p text:style-name="P63">- Vater- an Magenkarzinom gestorben</text:p>
      <text:p text:style-name="P63">- Mutter- gesund</text:p>
      <text:p text:style-name="P63"/>
      <text:p text:style-name="P63">- Bruder- gesund</text:p>
      <text:p text:style-name="P63"/>
      <text:p text:style-name="P63"/>
      <text:p text:style-name="P63">Anamnese:</text:p>
      <text:p text:style-name="P63">Herr X ist ein 62-jähriger Patient, der sich bei uns wegen seit 1 Jahr</text:p>
      <text:p text:style-name="P63">bestehender Nausea,</text:p>
      <text:p text:style-name="P63">Abgeschlagenheit sowie Fatigue vorstellte. Darüber hinaus klagte der</text:p>
      <text:p text:style-name="P63">Patient über ein Druckgefühl im</text:p>
      <text:p text:style-name="P63">Epigastrium. Er gab auch Pyrosis zu haben. Laut dem Patienten seien die</text:p>
      <text:p text:style-name="P63">Beschwerden mit dem Zeit</text:p>
      <text:p text:style-name="P63">schlimmer geworden.</text:p>
      <text:p text:style-name="P63">Die Frage nach Abdominalschmerzen, Fieber oder Blut im Stuhl wurden</text:p>
      <text:p text:style-name="P63">verneint.</text:p>
      <text:p text:style-name="P63">In der vegetativen Anamnese zeigten sich Gewichtsverlust von 12 kg</text:p>
      <text:p text:style-name="P63">innerhalb 6 Monaten, Inappetenz</text:p>
      <text:p text:style-name="P63">dunkler Stuhl (Hinweis: der Patient hat nicht schwarzer Stuhl oder</text:p>
      <text:p text:style-name="P63">Teerstuhl gesagt, der Arzt hat mir</text:p>
      <text:p text:style-name="P63">später auch nachgefragt, deswegen soll man nicht Meläna schreiben).</text:p>
      <text:p text:style-name="P63">An Vorerkrankungen leide der Patient an DM2 seit 3 J. und aHT seit 7J.</text:p>
      <text:p text:style-name="P63">Er sei bisher nie operiert</text:p>
      <text:p text:style-name="P63">worden. In Bezug auf Medikamente nehme er Ramipril 10mg 1-0-0 und</text:p>
      <text:p text:style-name="P63">Metformin 100mg 1-0-1.</text:p>
      <text:p text:style-name="P63">Die anamnestischen Angaben deuten am ehesten auf Magenkarzinom hin.</text:p>
      <text:p text:style-name="P63">Differenzialdiagnostisch</text:p>
      <text:p text:style-name="P63">kommen chronische Pankreatitis und Ulcus ventriculi in Betracht. Um die</text:p>
      <text:p text:style-name="P63">Diagnose stellen zu können,</text:p>
      <text:p text:style-name="P63">würde ich folgende Untersuchungen durchführen:</text:p>
      <text:p text:style-name="P63">- Körperliche Untersuchung</text:p>
      <text:p text:style-name="P63">- Blutanalyse</text:p>
      <text:p text:style-name="P63">- Stuhlunteruchung</text:p>
      <text:p text:style-name="P63">- Sonographie des Abdomens</text:p>
      <text:p text:style-name="P63">- Gastroskopie</text:p>
      <text:p text:style-name="P63">- (CT-Thorax, PET…)</text:p>
      <text:p text:style-name="P63">Sollte sich die VD bestätigen, würde ich folgende Therapie vorschlagen:</text:p>
      <text:p text:style-name="P63">- Gastrektomie</text:p>
      <text:p text:style-name="P63">- Chemotherapie, Radiotherapie</text:p>
      <text:p text:style-name="P63"/>
      <text:p text:style-name="P63"/>
      <text:p text:style-name="P63">Was der Patient gefragt hat:</text:p>
      <text:p text:style-name="P63"/>
      <text:p text:style-name="P63">- Ich habe Angst, weil man Vater Magenkrebs hatte, kann das auch</text:p>
      <text:p text:style-name="P63">Magenkrebs sein?</text:p>
      <text:p text:style-name="P63">- Welche Untersuchungen möchten Sie machen?</text:p>
      <text:p text:style-name="P63"><text:soft-page-break/>- Gibt es einige unangenehme Untersuchung? Ich habe gehört, dass der</text:p>
      <text:p text:style-name="P63">Schlauch bei Magenspiegelung</text:p>
      <text:p text:style-name="P63"/>
      <text:p text:style-name="P63">sehr dick ist.</text:p>
      <text:p text:style-name="P63"/>
      <text:p text:style-name="P63"/>
      <text:p text:style-name="P63">Was der Arzt gefragt hat:</text:p>
      <text:p text:style-name="P63">Er hat mich sofort unterbrochen und nur Fragen gestellt.</text:p>
      <text:p text:style-name="P63">- Welche Beschwerden hat der Patient?</text:p>
      <text:p text:style-name="P63">- Hat der Patient festen Stuhl oder Diarrhö?</text:p>
      <text:p text:style-name="P63">- Was macht er beruflich? Was macht seine Frau? Sind die Kinder gesund?</text:p>
      <text:p text:style-name="P63">- Ist die Mutter gesund?</text:p>
      <text:p text:style-name="P63">- Was spricht gegen Pankreatitis? (Stuhl, für P. ist Steatorrhö typisch)</text:p>
      <text:p text:style-name="P63">- Würden Sie den Patienten stationär behandeln?</text:p>
      <text:p text:style-name="P63">- Welche Getränke und Lebensmittel verschlimmern die Symptome? (der</text:p>
      <text:p text:style-name="P63">Patient erwähnte Fleisch und</text:p>
      <text:p text:style-name="P63">Alkohol, deswegen trinke er kein Alkohol mehr)</text:p>
      <text:p text:style-name="P63"/>
      <text:p text:style-name="P63">Fachbegriffe:</text:p>
      <text:p text:style-name="P63">- Genu valgum</text:p>
      <text:p text:style-name="P63">- Hygiene</text:p>
      <text:p text:style-name="P63">- Influenza</text:p>
      <text:p text:style-name="P63">- Fibula</text:p>
      <text:p text:style-name="P63">- Pankreas</text:p>
      <text:p text:style-name="P63">- Allegie</text:p>
      <text:p text:style-name="P63">- Albino</text:p>
      <text:p text:style-name="P63">- Analgesie</text:p>
      <text:p text:style-name="P63"/>
      <text:p text:style-name="P46">STUTTGART <text:s/>06.08.2022</text:p>
      <text:p text:style-name="P63"/>
      <text:p text:style-name="P63">Heute war in Stuttgart karzonoid (bestanden) und Sprungsgelenksfraktur (nicht bestanden).</text:p>
      <text:p text:style-name="P63"/>
      <text:p text:style-name="P46">STUTTGART 29.08.2022</text:p>
      <text:p text:style-name="P63"/>
      <text:p text:style-name="P63">Herzlichen Glückwunsch 🎉🥳</text:p>
      <text:p text:style-name="P63"/>
      <text:p text:style-name="P63">Stuttgart 29/08/2022 </text:p>
      <text:p text:style-name="P63">Heute habe ich FSP bestanden) </text:p>
      <text:p text:style-name="P63">( Lyme Borreliose) </text:p>
      <text:p text:style-name="P63">Hans-Jögi Maier </text:p>
      <text:p text:style-name="P63">34j /1,78 m / 67kg</text:p>
      <text:p text:style-name="P63">*Pollen Allergie ( R: Tränende Augen)</text:p>
      <text:p text:style-name="P63">*Rauche 15 Zigaretten täglich seit seinem 18 Lj</text:p>
      <text:p text:style-name="P63">*Trinke einmal am Wochenende 1 Glas Weißwein </text:p>
      <text:p text:style-name="P63">* habe schon ein Mal im Alter 18 Haschisch geraucht </text:p>
      <text:p text:style-name="P63">* Hat feste Partnerin, lebt mit sie seit 7 Jahre, habe zwei Kinder ( Tochter 3 Jahre, Sohn 6Jahre )</text:p>
      <text:p text:style-name="P63">* Beruf Friseur </text:p>
      <text:p text:style-name="P63">* Vater und Mutter gesund , Schwester leidet an Down-Syndrom. <text:s text:c="3"/></text:p>
      <text:p text:style-name="P63">* Herr Maier ist ein 34-jähriger Patient, stellte sich heute aufgrund einer Hautrötung am linken Bein vor . </text:p>
      <text:p text:style-name="P63">* Er berichtete von einer vor 2 Wochen Stattgefundenen <text:s/>Urlaubsreise im Österreich </text:p>
      <text:p text:style-name="P63">* Die Auffälligkeit sei nach einem wandern in den Bergen aufgetreten . </text:p>
      <text:p text:style-name="P63"><text:soft-page-break/>* Die Hautrötung sei dunkelrot am Rand und hell in der Mitte. </text:p>
      <text:p text:style-name="P63">* Die vegetative Anamnese sei Unauffällig bis auf Reizhusten am Morgen und leichte Müdigkeit </text:p>
      <text:p text:style-name="P63">* An Vorerkrankungen Leide er an : DM Typ 1 seit seinem 3 lj <text:s/>, der mit Insulin behandelt wird / Migräne seit 3 Jahren , dagegen nimmt er Ibuprofen 400 b. B oder Aspirin 300 b .B</text:p>
      <text:p text:style-name="P63">* Er sei aufgrund einer inguinal hernia vor 4 Jahren operiert worden </text:p>
      <text:p text:style-name="P63">* Begriffe: Hemicolektomie , Distorsion , zyklothymie, Adynomie , Bakteriostase , Antiemetika , ….. </text:p>
      <text:p text:style-name="P63">Andere Fälle für heute: Osteoporose , ösophaguskarzinom , Depression, auch Lyme Borreliose bei anderem Kollegen</text:p>
      <text:p text:style-name="P63"/>
      <text:p text:style-name="P46">STUTTGART 29.08.2022</text:p>
      <text:p text:style-name="P63">Herzlichen Glückwunsch 🎉🥳</text:p>
      <text:p text:style-name="P63"/>
      <text:p text:style-name="P63">Hallo! Mein Fall war Ulkus und ich habe es bestanden. Es war sehr einfach, die Komission ist auch sehr nett. Ich wünsche euch viel Erfolg.</text:p>
      <text:p text:style-name="P63"/>
      <text:p text:style-name="P46">STUTTGART 30.08.2022</text:p>
      <text:p text:style-name="P46"/>
      <text:p text:style-name="P63">Herzlichen Glückwunsch 🎉🥳</text:p>
      <text:p text:style-name="P63"/>
      <text:p text:style-name="P63">Es wurde mir gebeten, dieser Fall hier mitzuteilen </text:p>
      <text:p text:style-name="P63"/>
      <text:p text:style-name="P63">FSP in Stuttgart: </text:p>
      <text:p text:style-name="P63">ich habe heute die FS-Prüfung abgelegt und Gott sei Dank bestanden. Der Fall war Depression und der Patient war sehr chaotisch und spricht zu viele aber relevante Details. Es wurden auch ein paar englische Worte verwendet z.B Ich sitze mich die ganze Zeit vor dem Fernseher wie ein „Potato sack“. Allerdings war der Patient/Prüfer auch kooperativ und hat mich sprachlich mehrmals ganz freundlich korrigiert. Der Prüfer war sehr mit der Umgangssprachlichenkenntnis wie z.B „die Klapsmühle“ zufrieden.</text:p>
      <text:p text:style-name="P63"/>
      <text:p text:style-name="P63">Die Zeit war zwar fürs Gespräch genug „es gab keine strenge zeitliche Grenze“, das war aber für den Bericht nicht der Fall , da ich nur bis zur Verdachtsdiagnose schreiben konnte.</text:p>
      <text:p text:style-name="P63">Ich habe vergessen, nach Allergien zu Fragen 🤷🏻‍♀️. </text:p>
      <text:p text:style-name="P63"/>
      <text:p text:style-name="P63">Was ich auch toll fand, dass der Prüfer Notizen während des Gesprächs gemacht hat und meine deutschsprachlichen Fehler (als Feedback) korrigiert, genau wie wir zusammengeübt haben. </text:p>
      <text:p text:style-name="P63"/>
      <text:p text:style-name="P63">Die meisten Fachbegriffe findet man im Buch (Grundwortschatz für Pflegeberufe). </text:p>
      <text:p text:style-name="P63"/>
      <text:p text:style-name="P63">Viel Glück für alle Prüflinge bundesweit </text:p>
      <text:p text:style-name="P63"/>
      <text:p text:style-name="P46">STUTTGART 31.08.2022</text:p>
      <text:p text:style-name="P63"/>
      <text:p text:style-name="P63">Hallo. Mein Fall war am Wochenende auch depressıon und ich habe es bestanden. Ich wünsche euch viel Erfolg.</text:p>
      <text:p text:style-name="P63"/>
      <text:p text:style-name="P63"/>
      <text:p text:style-name="P46">STUTTGART 5.11.2022</text:p>
      <text:p text:style-name="P63">Hallo liebe Kollege,</text:p>
      <text:p text:style-name="P63">ich habe heute am 05.11.2022 in Stuttgart meine FSP abgelegt und Gott sei Dank bestanden.</text:p>
      <text:p text:style-name="P63"><text:soft-page-break/>Mein Fall war Pnemonie.An dem gleichen Tag wurden auch Appendizitis und Migräne gefragt, soweit ich weiß.Die Prüfern waren nett und mein Patient hat deutlich gesprochen, nur am Anfang hat er viele Begleitsymptome so schnell gegeben.Es wäre vielleicht hilfreich , wenn ihr die aktuelle <text:s/>Beschwerden fragt, warum er ‚jetzt‘ zum Krankenhaus gekommen ist.</text:p>
      <text:p text:style-name="P63">Herr Karl-Ludwig Maiße ist ein 58 jähriger Patient, der sich heute bei uns wegen seit einer Woche aufgetrete, bestehende Husten mit gelben festen Auswurf vorgestellt hat.Der Pt fügte hinzu, dass er diffuser Brustschmerzen habe, die mit dem Husten verbunden und 5 von 10 auf der Skala seien.Zudem gab er an, dass er gestern Abend seine Fieber 40• gemessen habe.Als BS klagt er über, Schüttelfrost, Nachtschweiß, Fatigue. Die Vegetative Anamnese sei unauffällig bis auf Insomnie, Inappetenz und Gewichtsverlust.An Vorerkrankungen leide er an Arterielle Hypertonie, Diabetes Mellitus.Im Bezug auf Medikation nehme er die folgende Medikamente ein.Ramipril 5 mg (1-0-0), Metmorfin(Die Dosierung ist unbekannt) Er würde vor viertel Jahren wegen Prostatakarzinom operiert und er sei in der Strahlentherapie. Der Impfstatus sei vollständig, er sei gegen Corona 2-mal geimpft.(Ich sollte auch jährliche Impfungen(Influenza, Pneumokokken) fragen, weil er Strahlentherapie bekommt.) Als VD gehe ich von Pnemonie aus. Als DD kommen in Betracht Influenza, Bronchitis, Lungenkrebs. </text:p>
      <text:p text:style-name="P63">Die Prüfern haben mir gesagt, dass ich den Patient mit der Stichwörtern vorstellen kann, was sehr erleichtert ist :) Dann fragten sie,</text:p>
      <text:p text:style-name="P63">-Was ist die Unterschieden zwischen Bronchitis und Pnemonie?(anamnestisch, Befunde) -Was für Risiko Faktoren hat der Patient für Pnemonie?(immunsupresion, DM)</text:p>
      <text:p text:style-name="P63">-Maßnahmen( insbesondere hat die Prüfern fragten, was wir schnell machen können, Auskultation, Blutbild, BGA, Pulsoksimetrie..)</text:p>
      <text:p text:style-name="P63">FB: Meningitis </text:p>
      <text:p text:style-name="P63">Os carpis </text:p>
      <text:p text:style-name="P63">Vesiculare biliaris </text:p>
      <text:p text:style-name="P63">Antikörper </text:p>
      <text:p text:style-name="P63">Antikonvulsiva</text:p>
      <text:p text:style-name="P63">Nephrektomie </text:p>
      <text:p text:style-name="P63">Faisal </text:p>
      <text:p text:style-name="P63">Die Anamnesebogen war die gleiche, wie in der Gruppe steht. Allergien/Noxen/Sozialanamnese/Familienanamnese mit Stichwörtern. Mir ist nur diesen aufgefallen, falls ich mich mehr erinner kann, schreibe ich.Ich wünsche euch viel Erfolg und vielen Dank für die Simulationen, die waren wirklich sehhrrr hilfreich</text:p>
      <text:p text:style-name="P63"/>
      <text:p text:style-name="P46">STUTTGART 6.11.2022</text:p>
      <text:p text:style-name="P63"/>
      <text:p text:style-name="P63">Hallo 🙋🏻‍♀️ ich habe heute die Prüfung auch in Stuttgart bestanden. </text:p>
      <text:p text:style-name="P63"/>
      <text:p text:style-name="P63">Mein Fall war re. Unterschenkel Fraktur. Herr Karl Schrüder, 38J Pat, stellte sich heute morgen wegen seit gestern plötzlich angefangen re. Unterschenkel und Fuß schmerzen nach eine Fußballspiel Verletzung vor. Unfallmechanismus: Fibula Adduktion/Supination. Die og Regionen seien geschwollen, die Schmerzen sei Bewegungsabhängig (NRS 7), anderen Symptomen wurden verneint. </text:p>
      <text:p text:style-name="P63">VE: Asthma bronchial seit 15J in Behandlung, Testicular karzinom vor 20J behandelt mit Chemotherapie, Faktor V Leiden Mutation seit 30J</text:p>
      <text:p text:style-name="P63">VO: re. Meniskus OP komplikationslos </text:p>
      <text:p text:style-name="P63">Medikstion: Asthma Medikation Bb</text:p>
      <text:p text:style-name="P63">Allergien: Pollensllergie. Reaktion: Asthma exazerbation</text:p>
      <text:p text:style-name="P63">Noxen: Raucher 1/2 Schachtel pro Tag seit 10-20J, Alkohol ca. 6 Bier (0,5L) pro Woche</text:p>
      <text:p text:style-name="P63">Familienansmnese: Bruder DM Typ unbekannt </text:p>
      <text:p text:style-name="P63">Sozial: ledig, lebt alleine, treibe Sport, arbeitet in einem Bank</text:p>
      <text:p text:style-name="P63">VD: re. Distal Sprunggelenk Fraktur Typ Weber A</text:p>
      <text:p text:style-name="P63"><text:soft-page-break/>DD: Typ B oder C Fraktur, Maisonneuver Fx, Sprunggelenk Luxation </text:p>
      <text:p text:style-name="P63">Arzt Arzt Gespräch:</text:p>
      <text:p text:style-name="P63">Körperliche Untersuchungen eine fx? pDMS Überprüfung. Wie überprüft man das? </text:p>
      <text:p text:style-name="P63">Welche Laboren sind wichtigen bzgl dieses pat VE zu veranlassen? Gerrinungsparameter wegen Faktor V Leiden Mutation. Was für eine profilaxis wurden sie an diese pat geben? Thrombose profilaxis. Welche? Fondaparinoux sc </text:p>
      <text:p text:style-name="P63">Was ist eine Komplikation von Fraktur Weber C Fraktur? Maisonneuver fx. </text:p>
      <text:p text:style-name="P63">Unterschied zwischen Weber fx?</text:p>
      <text:p text:style-name="P63">Behandlung von Sprunggelenk fx? Das wusste ich nicht grnau, ich habe gips gesagt für Typ A aber der Prüfer wollte etwas anders hören, ich habe einfach gesagt dass für der pat eine frühmobilisation wichtig war und er hat mir gesagt es gab eine andere Art von Behandlung, die eine Mobilisation der Fuß erlaubt</text:p>
      <text:p text:style-name="P63">Die Kommission war nett, aber es war nicht so einfach. Der pat hat es Versuch, mich zu verwittern, aber ich habe geschafft die Anamnese organisatorische zu führen. Empathie ist sehr wichtig. </text:p>
      <text:p text:style-name="P63">Fachbegriffe: Rh Inkompatibilität, cholestase, antiseptika, adipös, …</text:p>
      <text:p text:style-name="P63"/>
      <text:p text:style-name="P46">STUTTGART 12.11.2022</text:p>
      <text:p text:style-name="P46"/>
      <text:p text:style-name="P63">Hallo! Ja, ich habe bestanden. Ich hatte TIA. Arnd Kartmann ist ein 79 jähriger Patient, der sich bei uns wegen seit 14 T bestehenden Sprachstörungen vorgestellt hat. Diese haben weniger als 30 Min gedauert. Außerdem erwähne er Vertigo, Amaurose ( linkes Auge), Parästhesie im linken Unterarm und in der linken Hand. Er sei 2 Mal gestürzt ( er habe das Kopf nicht verletzt, nur die Knie ) </text:p>
      <text:p text:style-name="P63">Er habe a.H., DM und Vorhofflimmern seit ein paar Monaten. </text:p>
      <text:p text:style-name="P63">Fragen: Welche ist die Ursache für TIA? (Vorhofflimmern) Was machen wir jetzt? (EKG, Echok) Welche Therapie gegen Vorhofflimmern? ( Heparin ) Unterschied zwischen TIA und Apoplex ( ich habe während der Anamnese den Patient gefragt, ob er die Stirn runzeln kann, das Augenlid komplett schließen kann und ob er den Arm anheben kann und er hat alles diese gemacht :)) ) Frage über FAST TEST und nicht vergessen “ der Patient wurde stationär aufgenommen und ein neurologisches Konsil wurde angemeldet. Auch sehr wichtig ist über Dopplersonografie für Artera carotis und Vena jugularis zu sagen. </text:p>
      <text:p text:style-name="P63"/>
      <text:p text:style-name="P63">Fachbegriffe:</text:p>
      <text:p text:style-name="P63"/>
      <text:p text:style-name="P63">Ulna</text:p>
      <text:p text:style-name="P63">Struma nodosa</text:p>
      <text:p text:style-name="P63">Duodenalsonde</text:p>
      <text:p text:style-name="P63">Überall </text:p>
      <text:p text:style-name="P63">Antagonist </text:p>
      <text:p text:style-name="P63">Aszites</text:p>
      <text:p text:style-name="P63"/>
      <text:p text:style-name="P63">Ich habe 12 erhalten, das sind die einzigen, an die ich mich erinnere. Ich wusste 10/12. Vielen Dank für alles und ich wünsche euch viel Erfolg!</text:p>
      <text:p text:style-name="P63"/>
      <text:p text:style-name="P46">STUTTGART 05.12.2022</text:p>
      <text:p text:style-name="P63"/>
      <text:p text:style-name="P63">persönliche Daten: </text:p>
      <text:p text:style-name="P63">Name: Julian Bruckner - Geburtsdatum: 05.03.1961</text:p>
      <text:p text:style-name="P63">Alter: 61 Jahre - Gewicht: 50 kg <text:s text:c="4"/>Große: <text:s/>168cm</text:p>
      <text:p text:style-name="P63"/>
      <text:p text:style-name="P63">Allergie: keine </text:p>
      <text:p text:style-name="P63"/>
      <text:p text:style-name="P63"><text:soft-page-break/>Genussmittel/ Noxen: </text:p>
      <text:p text:style-name="P63">Nikotin : 1.75 Packung/täglich </text:p>
      <text:p text:style-name="P63">Alkohol: gelegentlich </text:p>
      <text:p text:style-name="P63">Drogen: keine </text:p>
      <text:p text:style-name="P63"/>
      <text:p text:style-name="P63">Sozialanamnese: </text:p>
      <text:p text:style-name="P63">Familienstand: verheiratet, und habe zwei gesunde Kinder.</text:p>
      <text:p text:style-name="P63">Arbeit: Frührentner ( früher in Autofirma)</text:p>
      <text:p text:style-name="P63"/>
      <text:p text:style-name="P63">Familienanamnese: <text:s/></text:p>
      <text:p text:style-name="P63">Vater: sei an Magenkarzinom gestorben </text:p>
      <text:p text:style-name="P63">Mutter: gesund. </text:p>
      <text:p text:style-name="P63"/>
      <text:p text:style-name="P63">aktuelle Beschwerden: </text:p>
      <text:p text:style-name="P63">Herr Bruckner ist ein 61-jähriger Patient, der sich heute bei uns wegen seit 4 Monaten bestehender Druckgefühl im Abdomen vorgestellt hat.</text:p>
      <text:p text:style-name="P63">Der Patient berichtet, dass er in den letzten 4 Monaten 12 kg abgenommen habe. </text:p>
      <text:p text:style-name="P63"/>
      <text:p text:style-name="P63">Ferner sind dem Patient die folgende Begleitssymptome aufgefallen:</text:p>
      <text:p text:style-name="P63">Er klagt über <text:s/>; Nausea , Fatigue , dunkler Stuhlgang. </text:p>
      <text:p text:style-name="P63"/>
      <text:p text:style-name="P63">Die Fragen nach anderen Beschwerden wie Erbrechen, Pyrosis, Abdominalschmerzen, thorakale Schmerzen, Ikterus , Beinödeme wurden vom Patienten verneint.</text:p>
      <text:p text:style-name="P63"/>
      <text:p text:style-name="P63">Die vegetative Anamnese sei unauffällig bis auf einen Inappetenz. </text:p>
      <text:p text:style-name="P63"/>
      <text:p text:style-name="P63">An Vorerkrankungen leide er an:</text:p>
      <text:p text:style-name="P63">- Diabetes mellitus ( seit 3 J)</text:p>
      <text:p text:style-name="P63">- arterielle Hypertonie (seit 8 J)</text:p>
      <text:p text:style-name="P63"/>
      <text:p text:style-name="P63">Beim Patienten wurde keine Operation bisher durchgeführt. </text:p>
      <text:p text:style-name="P63"/>
      <text:p text:style-name="P63">In Bezug auf Medikation nehme der Patient die folgende Medikamente ein:</text:p>
      <text:p text:style-name="P63">- Metformin <text:s/>1000mg <text:s text:c="3"/>1.0.1</text:p>
      <text:p text:style-name="P63">- Ramipril <text:s text:c="5"/>5mg <text:s text:c="5"/>1.0.0</text:p>
      <text:p text:style-name="P63"/>
      <text:p text:style-name="P63">Der Impfstatus sei vollständig. </text:p>
      <text:p text:style-name="P63"/>
      <text:p text:style-name="P63">Die anamnestische Angaben deuten am ehesten auf Magenkarzinom hin.</text:p>
      <text:p text:style-name="P63">Als Differenzialdiagnose kommen die folgende Erkrankungen im Betracht:</text:p>
      <text:p text:style-name="P63">- Leberzellkarzinom</text:p>
      <text:p text:style-name="P63">- GI Blutung </text:p>
      <text:p text:style-name="P63"/>
      <text:p text:style-name="P63">Die diagnostische Maßnahmen:</text:p>
      <text:p text:style-name="P63">- Körperliche Untersuchung </text:p>
      <text:p text:style-name="P63">- Laboruntersuchungen </text:p>
      <text:p text:style-name="P63">- Sonographie des Abdomens </text:p>
      <text:p text:style-name="P63">- ÖGD</text:p>
      <text:p text:style-name="P63">- CT ( Thorax und Abdomen)</text:p>
      <text:p text:style-name="P63"/>
      <text:p text:style-name="P63">Die Therapie:</text:p>
      <text:p text:style-name="P63">- stationäre Aufnahme!!!</text:p>
      <text:p text:style-name="P63"><text:soft-page-break/>- Operation!!!</text:p>
      <text:p text:style-name="P63"/>
      <text:p text:style-name="P63"/>
      <text:p text:style-name="P63">Die Fachbegriffe:</text:p>
      <text:p text:style-name="P63">1. Antiseptikum</text:p>
      <text:p text:style-name="P63">2. Bakteriostase </text:p>
      <text:p text:style-name="P63">3. Bakeriämie</text:p>
      <text:p text:style-name="P63">4. Obstipation </text:p>
      <text:p text:style-name="P63">5. nosokomial</text:p>
      <text:p text:style-name="P63">6. Dehydratation </text:p>
      <text:p text:style-name="P63">7. Radiato </text:p>
      <text:p text:style-name="P63">8. kurativ </text:p>
      <text:p text:style-name="P63">9. genetisch </text:p>
      <text:p text:style-name="P63">10. Ossa ........</text:p>
      <text:p text:style-name="P63">11. ...........</text:p>
      <text:p text:style-name="P63">12. ...........</text:p>
      <text:p text:style-name="P63"/>
      <text:p text:style-name="P63"/>
      <text:p text:style-name="P65">STUTTGART <text:s/>12.11.2022</text:p>
      <text:p text:style-name="P63"/>
      <text:p text:style-name="P63">Hallo </text:p>
      <text:p text:style-name="P63">meine Frau hat heute auch bestanden </text:p>
      <text:p text:style-name="P63">Fall war Reizdarmsyndrom</text:p>
      <text:p text:style-name="P63">Pat. war schwierig und hat viel geredet, hat Angst vor Krebs, fragt über marihuanas als Therapiemöglichkeit</text:p>
      <text:p text:style-name="P63"/>
      <text:p text:style-name="P63">Fachbegriffe:</text:p>
      <text:p text:style-name="P63">Parkinson</text:p>
      <text:p text:style-name="P63">Bursa</text:p>
      <text:p text:style-name="P63">zoster oticus</text:p>
      <text:p text:style-name="P63">Trikuspidalinsuffizienz</text:p>
      <text:p text:style-name="P63">Reflux</text:p>
      <text:p text:style-name="P46"/>
      <text:p text:style-name="P6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2:18:55.371657147</meta:creation-date>
    <dc:date>2023-01-05T20:58:30.320197436</dc:date>
    <meta:editing-duration>PT2H15M33S</meta:editing-duration>
    <meta:editing-cycles>16</meta:editing-cycles>
    <meta:generator>LibreOffice/7.4.3.2$Linux_X86_64 LibreOffice_project/40$Build-2</meta:generator>
    <meta:document-statistic meta:table-count="0" meta:image-count="0" meta:object-count="0" meta:page-count="40" meta:paragraph-count="1256" meta:word-count="11222" meta:character-count="76766" meta:non-whitespace-character-count="66428"/>
  </office:meta>
</office:document-meta>
</file>